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" svg:font-family="Helvetica, Arial, sans-serif"/>
    <style:font-face style:name="Lohit Devanagari" svg:font-family="'Lohit Devanagari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4pt" fo:background-color="#ffffff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background-color="#ffffff" style:font-size-asian="14pt" style:font-name-complex="Times New Roman1" style:font-size-complex="14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line-height="115%" fo:text-align="center" style:justify-single-word="false"/>
      <style:text-properties fo:font-size="14pt" style:font-size-asian="14pt" style:font-name-complex="Times New Roman1" style:font-size-complex="14pt"/>
    </style:style>
    <style:style style:name="P6" style:family="paragraph" style:parent-style-name="Standard">
      <style:paragraph-properties fo:line-height="115%" fo:text-align="center" style:justify-single-word="false"/>
      <style:text-properties fo:font-size="14pt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4pt" style:font-size-asian="14pt" style:font-size-complex="14pt"/>
    </style:style>
    <style:style style:name="P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P1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font-weight="bold" style:font-size-asian="14pt" style:font-weight-asian="bold" style:font-size-complex="14pt"/>
    </style:style>
    <style:style style:name="P13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635cm"/>
        </style:tab-stops>
      </style:paragraph-properties>
    </style:style>
    <style:style style:name="P16" style:family="paragraph" style:parent-style-name="Standard" style:list-style-name="">
      <style:paragraph-properties style:text-autospace="none"/>
    </style:style>
    <style:style style:name="P17" style:family="paragraph" style:parent-style-name="Standard" style:list-style-name="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18" style:family="paragraph" style:parent-style-name="Standard" style:list-style-name="">
      <style:paragraph-properties style:text-autospace="none"/>
      <style:text-properties style:font-name="Consolas" fo:font-size="9.5pt" style:font-size-asian="9.5pt" style:font-size-complex="9.5pt"/>
    </style:style>
    <style:style style:name="P19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style="italic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P20" style:family="paragraph" style:parent-style-name="Standard">
      <style:paragraph-properties>
        <style:tab-stops>
          <style:tab-stop style:position="0.635cm"/>
        </style:tab-stops>
      </style:paragraph-properties>
      <style:text-properties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>
        <style:tab-stops>
          <style:tab-stop style:position="0.635cm"/>
        </style:tab-stops>
      </style:paragraph-properties>
      <style:text-properties fo:font-size="12pt" style:font-size-asian="12pt" style:font-size-complex="12pt"/>
    </style:style>
    <style:style style:name="P22" style:family="paragraph" style:parent-style-name="Standard">
      <style:paragraph-properties fo:margin-left="4.995cm" fo:margin-right="0cm" fo:line-height="115%" fo:text-indent="1.249cm" style:auto-text-indent="false"/>
    </style:style>
    <style:style style:name="P23" style:family="paragraph" style:parent-style-name="Standard" style:list-style-name="WWNum1">
      <style:paragraph-properties fo:margin-left="0.635cm" fo:margin-right="0cm" fo:text-indent="-0.635cm" style:auto-text-indent="false">
        <style:tab-stops>
          <style:tab-stop style:position="0.635cm"/>
        </style:tab-stops>
      </style:paragraph-properties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List_20_Paragraph">
      <style:paragraph-properties fo:margin-left="0cm" fo:margin-right="0cm" fo:text-indent="0cm" style:auto-text-indent="false"/>
      <style:text-properties style:font-name="Times New Roman" fo:font-size="14pt" style:font-size-asian="14pt" style:font-size-complex="14pt"/>
    </style:style>
    <style:style style:name="P26" style:family="paragraph" style:parent-style-name="ListNum">
      <style:paragraph-properties fo:margin-top="0cm" fo:margin-bottom="0cm"/>
    </style:style>
    <style:style style:name="T1" style:family="text">
      <style:text-properties fo:font-size="14pt" style:font-size-asian="14pt" style:font-name-complex="Times New Roman1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en" fo:country="US" style:font-size-asian="14pt" style:font-name-complex="Times New Roman1" style:font-size-complex="14pt"/>
    </style:style>
    <style:style style:name="T4" style:family="text">
      <style:text-properties fo:font-size="14pt" fo:language="en" fo:country="US" style:font-size-asian="14pt" style:font-size-complex="14pt"/>
    </style:style>
    <style:style style:name="T5" style:family="text">
      <style:text-properties fo:font-size="14pt" fo:language="en" fo:country="US" fo:font-weight="bold" style:font-size-asian="14pt" style:font-weight-asian="bold" style:font-size-complex="14pt"/>
    </style:style>
    <style:style style:name="T6" style:family="text">
      <style:text-properties fo:font-size="14pt" fo:language="en" fo:country="US" fo:font-style="italic" style:font-size-asian="14pt" style:font-style-asian="italic" style:font-size-complex="14pt" style:font-style-complex="italic"/>
    </style:style>
    <style:style style:name="T7" style:family="text">
      <style:text-properties fo:font-size="14pt" fo:language="en" fo:country="US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0" style:family="text">
      <style:text-properties fo:font-size="14pt" fo:font-style="italic" style:font-size-asian="14pt" style:font-style-asian="italic" style:font-size-complex="14pt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3" style:family="text">
      <style:text-properties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15" style:family="text">
      <style:text-properties fo:font-size="14pt" fo:font-weight="normal" style:font-size-asian="14pt" style:font-weight-asian="normal" style:font-name-complex="Times New Roman1" style:font-size-complex="14pt" style:font-weight-complex="normal"/>
    </style:style>
    <style:style style:name="T16" style:family="text">
      <style:text-properties fo:font-size="14pt" fo:language="ru" fo:country="RU" fo:font-weight="bold" style:font-size-asian="14pt" style:font-weight-asian="bold" style:font-size-complex="14pt"/>
    </style:style>
    <style:style style:name="T17" style:family="text">
      <style:text-properties fo:language="en" fo:country="US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font-size="10pt" style:font-size-asian="10pt"/>
    </style:style>
    <style:style style:name="T20" style:family="text">
      <style:text-properties fo:font-variant="normal" fo:text-transform="none" fo:color="#111111" style:font-name="Helvetica" fo:font-size="11.25pt" fo:letter-spacing="normal" fo:font-style="normal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T21" style:family="text">
      <style:text-properties fo:font-variant="normal" fo:text-transform="none" fo:color="#111111" style:font-name="Helvetica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22" style:family="text">
      <style:text-properties fo:font-variant="normal" fo:text-transform="none" fo:color="#111111" style:font-name="Times New Roman" fo:letter-spacing="normal" fo:font-style="normal" style:text-underline-style="none" fo:font-weight="normal" style:font-style-asian="normal" style:font-weight-asian="bold" style:font-style-complex="normal" style:font-weight-complex="bold"/>
    </style:style>
    <style:style style:name="T23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4" style:family="text">
      <style:text-properties fo:color="#000000" style:font-name="Consolas" style:font-name-asian="Consolas" style:font-name-complex="Consolas"/>
    </style:style>
    <style:style style:name="T25" style:family="text">
      <style:text-properties fo:color="#000000" style:font-name-asian="Consolas" style:font-name-complex="Consolas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28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29" style:family="text">
      <style:text-properties fo:color="#6f008a" style:font-name="Consolas" fo:font-size="9.5pt" style:font-name-asian="Consolas" style:font-size-asian="9.5pt" style:font-name-complex="Consolas" style:font-size-complex="9.5pt"/>
    </style:style>
    <style:style style:name="T30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1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2" style:family="text">
      <style:text-properties fo:color="#2b91af" style:font-name="Consolas" fo:font-size="9.5pt" style:font-name-asian="Consolas" style:font-size-asian="9.5pt" style:font-name-complex="Consolas" style:font-size-complex="9.5pt"/>
    </style:style>
    <style:style style:name="T33" style:family="text">
      <style:text-properties fo:color="#008080" style:font-name="Consolas" fo:font-size="9.5pt" style:font-name-asian="Consolas" style:font-size-asian="9.5pt" style:font-name-complex="Consolas" style:font-size-complex="9.5pt"/>
    </style:style>
    <style:style style:name="T34" style:family="text">
      <style:text-properties style:font-name="Times New Roman"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1"><text:span text:style-name="T1">Московский Авиационный Институт</text:span></text:p>
      <text:p text:style-name="P1"><text:span text:style-name="T1">(Национальный Исследовательский Университет)</text:span></text:p>
      <text:p text:style-name="P2"/>
      <text:p text:style-name="P3"/>
      <text:p text:style-name="P3"/>
      <text:p text:style-name="P3"/>
      <text:p text:style-name="P1"><text:span text:style-name="T1">Кафедра 806 «Вычислительная информатика и программирование»</text:span></text:p>
      <text:p text:style-name="P1"><text:span text:style-name="T1">Факультет: «Информационные технологии и прикладная математика»</text:span></text:p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pan text:style-name="T1">Лабораторная работа</text:span></text:p>
      <text:p text:style-name="P1"><text:span text:style-name="T1">Дисциплина: «Объектно-ориентированное программирование»</text:span></text:p>
      <text:p text:style-name="P1"><text:span text:style-name="T3">III</text:span><text:span text:style-name="T1"> семестр</text:span></text:p>
      <text:p text:style-name="P1"><text:span text:style-name="T1">Задание 4: «</text:span><text:span text:style-name="T15">Основы метапрограммирования</text:span><text:span text:style-name="T1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  <text:p text:style-name="P4"/>
      <text:p text:style-name="P4"/>
      <text:p text:style-name="P6"/>
      <text:p text:style-name="P6"/>
      <text:p text:style-name="P6"/>
      <text:p text:style-name="P6"/>
      <text:p text:style-name="P5"/>
      <text:p text:style-name="P5"/>
      <text:p text:style-name="P22"><text:span text:style-name="T1">Москва, 2019</text:span></text:p>
      <text:p text:style-name="Standard"><text:bookmark text:name="__DdeLink__2160_626589905"/><text:bookmark text:name="__Fieldmark__1_3184999956"/><text:bookmark text:name="_GoBack"/></text:p>
      <text:list xml:id="list7906328048811690715" text:style-name="WWNum1">
        <text:list-item>
          <text:p text:style-name="P23"><text:soft-page-break/><text:span text:style-name="T8">Тема</text:span><text:span text:style-name="T2">: </text:span><text:span text:style-name="T9"><text:tab/>Основы метапрограммирования</text:span></text:p>
        </text:list-item>
      </text:list>
      <text:p text:style-name="P7"/>
      <text:list xml:id="list37639612" text:continue-numbering="true" text:style-name="WWNum1">
        <text:list-item>
          <text:p text:style-name="P23"><text:span text:style-name="T8">Цель работы</text:span><text:span text:style-name="T2">: </text:span><text:span text:style-name="T9"><text:tab/>Изучение основ работы с шаблонами в с++</text:span></text:p>
        </text:list-item>
      </text:list>
      <text:p text:style-name="P25"/>
      <text:list xml:id="list37634260" text:continue-numbering="true" text:style-name="WWNum1">
        <text:list-item>
          <text:p text:style-name="P23"><text:span text:style-name="T8">Задание</text:span><text:span text:style-name="T2"> (</text:span><text:span text:style-name="T10">вариант № 7</text:span><text:span text:style-name="T2"> <text:s/>): </text:span></text:p>
        </text:list-item>
      </text:list>
      <text:p text:style-name="P26"><text:span text:style-name="T2">Фигуры — 6-угольник, 8-угольник, треугольник.</text:span></text:p>
      <text:p text:style-name="P7"/>
      <text:list xml:id="list37645521" text:continue-numbering="true" text:style-name="WWNum1">
        <text:list-item>
          <text:p text:style-name="P23"><text:span text:style-name="T8">Адрес репозитория на </text:span><text:span text:style-name="T5">GitHub</text:span><text:span text:style-name="T8"> </text:span></text:p>
        </text:list-item>
      </text:list>
      <text:p text:style-name="P7">https://github.com/DragonKeker/oop_exercise_04</text:p>
      <text:p text:style-name="P7"/>
      <text:list xml:id="list37632894" text:continue-numbering="true" text:style-name="WWNum1">
        <text:list-item>
          <text:p text:style-name="P23"><text:span text:style-name="T8">Код программы на С++</text:span><text:span text:style-name="T2"> </text:span></text:p>
        </text:list-item>
      </text:list>
      <text:p text:style-name="P10">point.h</text:p>
      <text:p text:style-name="P11"><text:span text:style-name="T28">#ifndef</text:span><text:span text:style-name="T23"> OOP_EXERCISE_04_POINT_H</text:span></text:p>
      <text:p text:style-name="P16"><text:span text:style-name="T28">#define</text:span><text:span text:style-name="T23"> </text:span><text:span text:style-name="T29">OOP_EXERCISE_04_POINT_H</text:span></text:p>
      <text:p text:style-name="P17"/>
      <text:p text:style-name="P16"><text:span text:style-name="T28">#include</text:span><text:span text:style-name="T23"> </text:span><text:span text:style-name="T30">&lt;iostream&gt;</text:span></text:p>
      <text:p text:style-name="P16"><text:span text:style-name="T28">#include</text:span><text:span text:style-name="T23"> </text:span><text:span text:style-name="T30">&lt;type_traits&gt;</text:span></text:p>
      <text:p text:style-name="P16"><text:span text:style-name="T28">#include</text:span><text:span text:style-name="T23"> </text:span><text:span text:style-name="T30">&lt;cmath&gt;</text:span></text:p>
      <text:p text:style-name="P17"/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struct</text:span><text:span text:style-name="T23"> </text:span><text:span text:style-name="T32">point</text:span><text:span text:style-name="T23"> {</text:span></text:p>
      <text:p text:style-name="P16"><text:span text:style-name="T23"><text:tab/></text:span><text:span text:style-name="T32">T</text:span><text:span text:style-name="T23"> x;</text:span></text:p>
      <text:p text:style-name="P16"><text:span text:style-name="T23"><text:tab/></text:span><text:span text:style-name="T32">T</text:span><text:span text:style-name="T23"> y;</text:span></text:p>
      <text:p text:style-name="P16"><text:span text:style-name="T23"><text:tab/></text:span><text:span text:style-name="T32">point</text:span><text:span text:style-name="T23">&lt;</text:span><text:span text:style-name="T32">T</text:span><text:span text:style-name="T23">&gt;&amp; </text:span><text:span text:style-name="T33">operator=</text:span><text:span text:style-name="T23">(</text:span><text:span text:style-name="T32">point</text:span><text:span text:style-name="T23">&lt;</text:span><text:span text:style-name="T32">T</text:span><text:span text:style-name="T23">&gt; </text:span><text:span text:style-name="T28">A</text:span><text:span text:style-name="T23">);</text:span></text:p>
      <text:p text:style-name="P17">};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23">std::</text:span><text:span text:style-name="T32">istream</text:span><text:span text:style-name="T23">&amp; operator&gt;&gt;(std::</text:span><text:span text:style-name="T32">istream</text:span><text:span text:style-name="T23">&amp; </text:span><text:span text:style-name="T28">is</text:span><text:span text:style-name="T23">, </text:span><text:span text:style-name="T32">point</text:span><text:span text:style-name="T23">&lt;</text:span><text:span text:style-name="T32">T</text:span><text:span text:style-name="T23">&gt;&amp; </text:span><text:span text:style-name="T28">p</text:span><text:span text:style-name="T23">) {</text:span></text:p>
      <text:p text:style-name="P16"><text:span text:style-name="T23"><text:tab/></text:span><text:span text:style-name="T28">is</text:span><text:span text:style-name="T23"> &gt;&gt; </text:span><text:span text:style-name="T28">p</text:span><text:span text:style-name="T23">.x &gt;&gt; </text:span><text:span text:style-name="T28">p</text:span><text:span text:style-name="T23">.y;</text:span></text:p>
      <text:p text:style-name="P16"><text:span text:style-name="T23"><text:tab/></text:span><text:span text:style-name="T31">return</text:span><text:span text:style-name="T23"> </text:span><text:span text:style-name="T28">is</text:span><text:span text:style-name="T23">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23">std::</text:span><text:span text:style-name="T32">ostream</text:span><text:span text:style-name="T23">&amp; operator&lt;&lt;(std::</text:span><text:span text:style-name="T32">ostream</text:span><text:span text:style-name="T23">&amp; </text:span><text:span text:style-name="T28">os</text:span><text:span text:style-name="T23">, </text:span><text:span text:style-name="T32">point</text:span><text:span text:style-name="T23">&lt;</text:span><text:span text:style-name="T32">T</text:span><text:span text:style-name="T23">&gt; </text:span><text:span text:style-name="T28">p</text:span><text:span text:style-name="T23">) {</text:span></text:p>
      <text:p text:style-name="P16"><text:span text:style-name="T23"><text:tab/></text:span><text:span text:style-name="T28">os</text:span><text:span text:style-name="T23"> </text:span><text:span text:style-name="T33">&lt;&lt;</text:span><text:span text:style-name="T23"> </text:span><text:span text:style-name="T30">'('</text:span><text:span text:style-name="T23"> &lt;&lt; </text:span><text:span text:style-name="T28">p</text:span><text:span text:style-name="T23">.x &lt;&lt; </text:span><text:span text:style-name="T30">' '</text:span><text:span text:style-name="T23"> &lt;&lt; </text:span><text:span text:style-name="T28">p</text:span><text:span text:style-name="T23">.y &lt;&lt; </text:span><text:span text:style-name="T30">')'</text:span><text:span text:style-name="T23">;</text:span></text:p>
      <text:p text:style-name="P16"><text:span text:style-name="T23"><text:tab/></text:span><text:span text:style-name="T31">return</text:span><text:span text:style-name="T23"> </text:span><text:span text:style-name="T28">os</text:span><text:span text:style-name="T23">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2">T</text:span><text:span text:style-name="T23">&gt; operator+(</text:span><text:span text:style-name="T31">const</text:span><text:span text:style-name="T23"> </text:span><text:span text:style-name="T32">point</text:span><text:span text:style-name="T23">&lt;</text:span><text:span text:style-name="T32">T</text:span><text:span text:style-name="T23">&gt;&amp; </text:span><text:span text:style-name="T28">A</text:span><text:span text:style-name="T23">, </text:span><text:span text:style-name="T31">const</text:span><text:span text:style-name="T23"> </text:span><text:span text:style-name="T32">point</text:span><text:span text:style-name="T23">&lt;</text:span><text:span text:style-name="T32">T</text:span><text:span text:style-name="T23">&gt;&amp; </text:span><text:span text:style-name="T28">B</text:span><text:span text:style-name="T23">) {</text:span></text:p>
      <text:p text:style-name="P16"><text:span text:style-name="T23"><text:tab/></text:span><text:span text:style-name="T32">point</text:span><text:span text:style-name="T23">&lt;</text:span><text:span text:style-name="T32">T</text:span><text:span text:style-name="T23">&gt; res;</text:span></text:p>
      <text:p text:style-name="P16"><text:span text:style-name="T23"><text:tab/>res.x = </text:span><text:span text:style-name="T28">A</text:span><text:span text:style-name="T23">.x + </text:span><text:span text:style-name="T28">B</text:span><text:span text:style-name="T23">.x;</text:span></text:p>
      <text:p text:style-name="P16"><text:span text:style-name="T23"><text:tab/>res.y = </text:span><text:span text:style-name="T28">A</text:span><text:span text:style-name="T23">.y + </text:span><text:span text:style-name="T28">B</text:span><text:span text:style-name="T23">.y;</text:span></text:p>
      <text:p text:style-name="P16"><text:span text:style-name="T23"><text:tab/></text:span><text:span text:style-name="T31">return</text:span><text:span text:style-name="T23"> res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2">T</text:span><text:span text:style-name="T23">&gt;&amp; </text:span><text:span text:style-name="T32">point</text:span><text:span text:style-name="T23">&lt;</text:span><text:span text:style-name="T32">T</text:span><text:span text:style-name="T23">&gt;::</text:span><text:span text:style-name="T33">operator=</text:span><text:span text:style-name="T23">(</text:span><text:span text:style-name="T31">const</text:span><text:span text:style-name="T23"> </text:span><text:span text:style-name="T32">point</text:span><text:span text:style-name="T23">&lt;</text:span><text:span text:style-name="T32">T</text:span><text:span text:style-name="T23">&gt; </text:span><text:span text:style-name="T28">A</text:span><text:span text:style-name="T23">) {</text:span></text:p>
      <text:p text:style-name="P16"><text:span text:style-name="T23"><text:tab/></text:span><text:span text:style-name="T31">this</text:span><text:span text:style-name="T23">-&gt;x = </text:span><text:span text:style-name="T28">A</text:span><text:span text:style-name="T23">.x;</text:span></text:p>
      <text:p text:style-name="P16"><text:span text:style-name="T23"><text:tab/></text:span><text:span text:style-name="T31">this</text:span><text:span text:style-name="T23">-&gt;y = </text:span><text:span text:style-name="T28">A</text:span><text:span text:style-name="T23">.y;</text:span></text:p>
      <text:p text:style-name="P16"><text:span text:style-name="T23"><text:tab/></text:span><text:span text:style-name="T31">return</text:span><text:span text:style-name="T23"> *</text:span><text:span text:style-name="T31">this</text:span><text:span text:style-name="T23">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2">T</text:span><text:span text:style-name="T23">&gt; operator+=(</text:span><text:span text:style-name="T32">point</text:span><text:span text:style-name="T23">&lt;</text:span><text:span text:style-name="T32">T</text:span><text:span text:style-name="T23">&gt;&amp; </text:span><text:span text:style-name="T28">A</text:span><text:span text:style-name="T23">, </text:span><text:span text:style-name="T31">const</text:span><text:span text:style-name="T23"> </text:span><text:span text:style-name="T32">point</text:span><text:span text:style-name="T23">&lt;</text:span><text:span text:style-name="T32">T</text:span><text:span text:style-name="T23">&gt;&amp; </text:span><text:span text:style-name="T28">B</text:span><text:span text:style-name="T23">) {</text:span></text:p>
      <text:p text:style-name="P16"><text:span text:style-name="T23"><text:tab/></text:span><text:span text:style-name="T28">A</text:span><text:span text:style-name="T23">.x += </text:span><text:span text:style-name="T28">B</text:span><text:span text:style-name="T23">.x;</text:span></text:p>
      <text:p text:style-name="P16"><text:span text:style-name="T23"><text:tab/></text:span><text:span text:style-name="T28">A</text:span><text:span text:style-name="T23">.y += </text:span><text:span text:style-name="T28">B</text:span><text:span text:style-name="T23">.y;</text:span></text:p>
      <text:p text:style-name="P16"><text:span text:style-name="T23"><text:tab/></text:span><text:span text:style-name="T31">return</text:span><text:span text:style-name="T23"> </text:span><text:span text:style-name="T28">A</text:span><text:span text:style-name="T23">;</text:span></text:p>
      <text:p text:style-name="P17">}</text:p>
      <text:p text:style-name="P16"><text:soft-page-break/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2">T</text:span><text:span text:style-name="T23">&gt; operator/=(</text:span><text:span text:style-name="T32">point</text:span><text:span text:style-name="T23">&lt;</text:span><text:span text:style-name="T32">T</text:span><text:span text:style-name="T23">&gt;&amp; </text:span><text:span text:style-name="T28">A</text:span><text:span text:style-name="T23">, </text:span><text:span text:style-name="T31">const</text:span><text:span text:style-name="T23"> </text:span><text:span text:style-name="T31">double</text:span><text:span text:style-name="T23"> </text:span><text:span text:style-name="T28">B</text:span><text:span text:style-name="T23">) {</text:span></text:p>
      <text:p text:style-name="P16"><text:span text:style-name="T23"><text:tab/></text:span><text:span text:style-name="T28">A</text:span><text:span text:style-name="T23">.x /= </text:span><text:span text:style-name="T28">B</text:span><text:span text:style-name="T23">;</text:span></text:p>
      <text:p text:style-name="P16"><text:span text:style-name="T23"><text:tab/></text:span><text:span text:style-name="T28">A</text:span><text:span text:style-name="T23">.y /= </text:span><text:span text:style-name="T28">B</text:span><text:span text:style-name="T23">;</text:span></text:p>
      <text:p text:style-name="P16"><text:span text:style-name="T23"><text:tab/></text:span><text:span text:style-name="T31">return</text:span><text:span text:style-name="T23"> </text:span><text:span text:style-name="T28">A</text:span><text:span text:style-name="T23">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double</text:span><text:span text:style-name="T23"> point_length(</text:span><text:span text:style-name="T32">point</text:span><text:span text:style-name="T23">&lt;</text:span><text:span text:style-name="T32">T</text:span><text:span text:style-name="T23">&gt;&amp; </text:span><text:span text:style-name="T28">A</text:span><text:span text:style-name="T23">, </text:span><text:span text:style-name="T32">point</text:span><text:span text:style-name="T23">&lt;</text:span><text:span text:style-name="T32">T</text:span><text:span text:style-name="T23">&gt;&amp; </text:span><text:span text:style-name="T28">B</text:span><text:span text:style-name="T23">) {</text:span></text:p>
      <text:p text:style-name="P16"><text:span text:style-name="T23"><text:tab/></text:span><text:span text:style-name="T31">double</text:span><text:span text:style-name="T23"> res = sqrt(pow(</text:span><text:span text:style-name="T28">B</text:span><text:span text:style-name="T23">.x - </text:span><text:span text:style-name="T28">A</text:span><text:span text:style-name="T23">.x, 2) + pow(</text:span><text:span text:style-name="T28">B</text:span><text:span text:style-name="T23">.y - </text:span><text:span text:style-name="T28">A</text:span><text:span text:style-name="T23">.y, 2));</text:span></text:p>
      <text:p text:style-name="P16"><text:span text:style-name="T23"><text:tab/></text:span><text:span text:style-name="T31">return</text:span><text:span text:style-name="T23"> res;</text:span></text:p>
      <text:p text:style-name="P17">}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struct</text:span><text:span text:style-name="T23"> </text:span><text:span text:style-name="T32">is_point</text:span><text:span text:style-name="T23"> : std::</text:span><text:span text:style-name="T32">false_type</text:span><text:span text:style-name="T23"> {};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struct</text:span><text:span text:style-name="T23"> </text:span><text:span text:style-name="T32">is_point</text:span><text:span text:style-name="T23">&lt;</text:span><text:span text:style-name="T32">point</text:span><text:span text:style-name="T23">&lt;</text:span><text:span text:style-name="T32">T</text:span><text:span text:style-name="T23">&gt;&gt; : std::</text:span><text:span text:style-name="T32">true_type</text:span><text:span text:style-name="T23"> {};</text:span></text:p>
      <text:p text:style-name="P17"/>
      <text:p text:style-name="P16"><text:span text:style-name="T28">#endif</text:span><text:span text:style-name="T23"> </text:span></text:p>
      <text:p text:style-name="P10"><text:span text:style-name="T25">classes.h</text:span></text:p>
      <text:p text:style-name="P11"><text:span text:style-name="T28">#ifndef</text:span><text:span text:style-name="T23"> OOP_EXERCISE_04_CLASSES_H</text:span></text:p>
      <text:p text:style-name="P16"><text:span text:style-name="T28">#define</text:span><text:span text:style-name="T23"> </text:span><text:span text:style-name="T29">OOP_EXERCISE_04_CLASSES_H</text:span></text:p>
      <text:p text:style-name="P17"/>
      <text:p text:style-name="P16"><text:span text:style-name="T28">#include</text:span><text:span text:style-name="T23"> </text:span><text:span text:style-name="T30">"point.h"</text:span></text:p>
      <text:p text:style-name="P16"><text:span text:style-name="T28">#include</text:span><text:span text:style-name="T23"> </text:span><text:span text:style-name="T30">&lt;type_traits&gt;</text:span></text:p>
      <text:p text:style-name="P16"><text:span text:style-name="T28">#include</text:span><text:span text:style-name="T23"> </text:span><text:span text:style-name="T30">&lt;iostream&gt;</text:span>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class</text:span><text:span text:style-name="T23"> </text:span><text:span text:style-name="T32">Triangle</text:span><text:span text:style-name="T23"> {</text:span></text:p>
      <text:p text:style-name="P16"><text:span text:style-name="T31">public</text:span><text:span text:style-name="T23">:</text:span></text:p>
      <text:p text:style-name="P16"><text:span text:style-name="T23"><text:tab/></text:span><text:span text:style-name="T32">point</text:span><text:span text:style-name="T23">&lt;</text:span><text:span text:style-name="T32">T</text:span><text:span text:style-name="T23">&gt; dots[3];</text:span></text:p>
      <text:p text:style-name="P16"><text:span text:style-name="T23"><text:tab/></text:span><text:span text:style-name="T31">int</text:span><text:span text:style-name="T23"> size = 3;</text:span></text:p>
      <text:p text:style-name="P16"><text:span text:style-name="T23"><text:tab/></text:span><text:span text:style-name="T31">explicit</text:span><text:span text:style-name="T23"> Triangle&lt;</text:span><text:span text:style-name="T32">T</text:span><text:span text:style-name="T23">&gt;(std::</text:span><text:span text:style-name="T32">istream</text:span><text:span text:style-name="T23">&amp; </text:span><text:span text:style-name="T28">is</text:span><text:span text:style-name="T23">) {</text:span></text:p>
      <text:p text:style-name="P16"><text:span text:style-name="T23"><text:tab/><text:tab/></text:span><text:span text:style-name="T31">for</text:span><text:span text:style-name="T23"> (</text:span><text:span text:style-name="T31">auto</text:span><text:span text:style-name="T23">&amp; dot : dots) {</text:span></text:p>
      <text:p text:style-name="P16"><text:span text:style-name="T23"><text:tab/><text:tab/><text:tab/></text:span><text:span text:style-name="T28">is</text:span><text:span text:style-name="T23"> &gt;&gt; dot;</text:span></text:p>
      <text:p text:style-name="P17"><text:tab/><text:tab/>}</text:p>
      <text:p text:style-name="P17"><text:tab/>}</text:p>
      <text:p text:style-name="P17">};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class</text:span><text:span text:style-name="T23"> </text:span><text:span text:style-name="T32">Hexagon</text:span><text:span text:style-name="T23"> {</text:span></text:p>
      <text:p text:style-name="P16"><text:span text:style-name="T31">public</text:span><text:span text:style-name="T23">:</text:span></text:p>
      <text:p text:style-name="P16"><text:span text:style-name="T23"><text:tab/></text:span><text:span text:style-name="T32">point</text:span><text:span text:style-name="T23">&lt;</text:span><text:span text:style-name="T32">T</text:span><text:span text:style-name="T23">&gt; dots[6];</text:span></text:p>
      <text:p text:style-name="P16"><text:span text:style-name="T23"><text:tab/></text:span><text:span text:style-name="T31">int</text:span><text:span text:style-name="T23"> size = 6;</text:span></text:p>
      <text:p text:style-name="P16"><text:span text:style-name="T23"><text:tab/></text:span><text:span text:style-name="T31">explicit</text:span><text:span text:style-name="T23"> Hexagon&lt;</text:span><text:span text:style-name="T32">T</text:span><text:span text:style-name="T23">&gt;(std::</text:span><text:span text:style-name="T32">istream</text:span><text:span text:style-name="T23">&amp; </text:span><text:span text:style-name="T28">is</text:span><text:span text:style-name="T23">) {</text:span></text:p>
      <text:p text:style-name="P16"><text:span text:style-name="T23"><text:tab/><text:tab/></text:span><text:span text:style-name="T31">for</text:span><text:span text:style-name="T23"> (</text:span><text:span text:style-name="T31">auto</text:span><text:span text:style-name="T23">&amp; dot : dots) {</text:span></text:p>
      <text:p text:style-name="P16"><text:span text:style-name="T23"><text:tab/><text:tab/><text:tab/></text:span><text:span text:style-name="T28">is</text:span><text:span text:style-name="T23"> &gt;&gt; dot;</text:span></text:p>
      <text:p text:style-name="P17"><text:tab/><text:tab/>}</text:p>
      <text:p text:style-name="P17"><text:tab/>}</text:p>
      <text:p text:style-name="P17">};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class</text:span><text:span text:style-name="T23"> </text:span><text:span text:style-name="T32">Octagon</text:span><text:span text:style-name="T23"> {</text:span></text:p>
      <text:p text:style-name="P16"><text:span text:style-name="T31">public</text:span><text:span text:style-name="T23">:</text:span></text:p>
      <text:p text:style-name="P16"><text:span text:style-name="T23"><text:tab/></text:span><text:span text:style-name="T32">point</text:span><text:span text:style-name="T23">&lt;</text:span><text:span text:style-name="T32">T</text:span><text:span text:style-name="T23">&gt; dots[8];</text:span></text:p>
      <text:p text:style-name="P16"><text:span text:style-name="T23"><text:tab/></text:span><text:span text:style-name="T31">int</text:span><text:span text:style-name="T23"> size = 8;</text:span></text:p>
      <text:p text:style-name="P16"><text:span text:style-name="T23"><text:tab/></text:span><text:span text:style-name="T31">explicit</text:span><text:span text:style-name="T23"> Octagon&lt;</text:span><text:span text:style-name="T32">T</text:span><text:span text:style-name="T23">&gt;(std::</text:span><text:span text:style-name="T32">istream</text:span><text:span text:style-name="T23">&amp; </text:span><text:span text:style-name="T28">is</text:span><text:span text:style-name="T23">) {</text:span></text:p>
      <text:p text:style-name="P16"><text:span text:style-name="T23"><text:tab/><text:tab/></text:span><text:span text:style-name="T31">for</text:span><text:span text:style-name="T23"> (</text:span><text:span text:style-name="T31">auto</text:span><text:span text:style-name="T23">&amp; dot : dots) {</text:span></text:p>
      <text:p text:style-name="P16"><text:span text:style-name="T23"><text:tab/><text:tab/><text:tab/></text:span><text:span text:style-name="T28">is</text:span><text:span text:style-name="T23"> &gt;&gt; dot;</text:span></text:p>
      <text:p text:style-name="P17"><text:tab/><text:tab/>}</text:p>
      <text:p text:style-name="P17"><text:tab/>}</text:p>
      <text:p text:style-name="P17">};</text:p>
      <text:p text:style-name="P16"><text:span text:style-name="T28">#endif</text:span><text:span text:style-name="T23"> </text:span></text:p>
      <text:p text:style-name="P10"><text:soft-page-break/>templates.h</text:p>
      <text:p text:style-name="P11"><text:span text:style-name="T28">#ifndef</text:span><text:span text:style-name="T23"> OOP_LAB4_FIGURES_H</text:span></text:p>
      <text:p text:style-name="P16"><text:span text:style-name="T28">#define</text:span><text:span text:style-name="T23"> </text:span><text:span text:style-name="T29">OOP_LAB4_FIGURES_H</text:span></text:p>
      <text:p text:style-name="P17"/>
      <text:p text:style-name="P16"><text:span text:style-name="T28">#include</text:span><text:span text:style-name="T23"> </text:span><text:span text:style-name="T30">&lt;tuple&gt;</text:span></text:p>
      <text:p text:style-name="P16"><text:span text:style-name="T28">#include</text:span><text:span text:style-name="T23"> </text:span><text:span text:style-name="T30">&lt;type_traits&gt;</text:span></text:p>
      <text:p text:style-name="P16"><text:span text:style-name="T28">#include</text:span><text:span text:style-name="T23"> </text:span><text:span text:style-name="T30">&lt;cassert&gt;</text:span></text:p>
      <text:p text:style-name="P17"/>
      <text:p text:style-name="P16"><text:span text:style-name="T28">#include</text:span><text:span text:style-name="T23"> </text:span><text:span text:style-name="T30">"point.h"</text:span></text:p>
      <text:p text:style-name="P16"><text:span text:style-name="T28">#include</text:span><text:span text:style-name="T23"> </text:span><text:span text:style-name="T30">"classes.h"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, </text:span><text:span text:style-name="T31">class</text:span><text:span text:style-name="T23"> = </text:span><text:span text:style-name="T31">void</text:span><text:span text:style-name="T23">&gt;</text:span></text:p>
      <text:p text:style-name="P16"><text:span text:style-name="T31">struct</text:span><text:span text:style-name="T23"> </text:span><text:span text:style-name="T32">has_dots</text:span><text:span text:style-name="T23"> : std::</text:span><text:span text:style-name="T32">false_type</text:span><text:span text:style-name="T23"> {};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struct</text:span><text:span text:style-name="T23"> </text:span><text:span text:style-name="T32">has_dots</text:span><text:span text:style-name="T23">&lt;</text:span><text:span text:style-name="T32">T</text:span><text:span text:style-name="T23">, std::</text:span><text:span text:style-name="T32">void_t</text:span><text:span text:style-name="T23">&lt;</text:span><text:span text:style-name="T31">decltype</text:span><text:span text:style-name="T23">(std::declval&lt;</text:span><text:span text:style-name="T31">const</text:span><text:span text:style-name="T23"> </text:span><text:span text:style-name="T32">T</text:span><text:span text:style-name="T23">&amp;&gt;().dots)&gt;&gt; : std::</text:span><text:span text:style-name="T32">true_type</text:span><text:span text:style-name="T23"> {};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struct</text:span><text:span text:style-name="T23"> </text:span><text:span text:style-name="T32">is_figurelike_tuple</text:span><text:span text:style-name="T23"> : std::</text:span><text:span text:style-name="T32">false_type</text:span><text:span text:style-name="T23"> {};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Head</text:span><text:span text:style-name="T23">, </text:span><text:span text:style-name="T31">class</text:span><text:span text:style-name="T23">... </text:span><text:span text:style-name="T32">Tail</text:span><text:span text:style-name="T23">&gt;</text:span></text:p>
      <text:p text:style-name="P16"><text:span text:style-name="T31">struct</text:span><text:span text:style-name="T23"> </text:span><text:span text:style-name="T32">is_figurelike_tuple</text:span><text:span text:style-name="T23">&lt;std::</text:span><text:span text:style-name="T32">tuple</text:span><text:span text:style-name="T23">&lt;</text:span><text:span text:style-name="T32">Head</text:span><text:span text:style-name="T23">, </text:span><text:span text:style-name="T32">Tail</text:span><text:span text:style-name="T23">...&gt;&gt; :</text:span></text:p>
      <text:p text:style-name="P16"><text:span text:style-name="T23"><text:tab/>std::</text:span><text:span text:style-name="T32">conjunction</text:span><text:span text:style-name="T23">&lt;</text:span><text:span text:style-name="T32">is_point</text:span><text:span text:style-name="T23">&lt;</text:span><text:span text:style-name="T32">Head</text:span><text:span text:style-name="T23">&gt;, std::</text:span><text:span text:style-name="T32">is_same</text:span><text:span text:style-name="T23">&lt;</text:span><text:span text:style-name="T32">Head</text:span><text:span text:style-name="T23">, </text:span><text:span text:style-name="T32">Tail</text:span><text:span text:style-name="T23">&gt;...&gt; {};</text:span></text:p>
      <text:p text:style-name="P17"/>
      <text:p text:style-name="P16"><text:span text:style-name="T31">template</text:span><text:span text:style-name="T23">&lt;</text:span><text:span text:style-name="T32">size_t</text:span><text:span text:style-name="T23"> Id, 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void</text:span><text:span text:style-name="T23"> tuple_print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, std::</text:span><text:span text:style-name="T32">ostream</text:span><text:span text:style-name="T23">&amp; </text:span><text:span text:style-name="T28">os</text:span><text:span text:style-name="T23">) {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Id &gt;= std::</text:span><text:span text:style-name="T32">tuple_size</text:span><text:span text:style-name="T23">&lt;</text:span><text:span text:style-name="T32">T</text:span><text:span text:style-name="T23">&gt;::value) {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28">os</text:span><text:span text:style-name="T23"> &lt;&lt; std::get&lt;Id&gt;(</text:span><text:span text:style-name="T28">object</text:span><text:span text:style-name="T23">) &lt;&lt; </text:span><text:span text:style-name="T30">" "</text:span><text:span text:style-name="T23">;</text:span></text:p>
      <text:p text:style-name="P16"><text:span text:style-name="T23"><text:tab/><text:tab/>tuple_print&lt;Id + 1&gt;(</text:span><text:span text:style-name="T28">object</text:span><text:span text:style-name="T23">, </text:span><text:span text:style-name="T28">os</text:span><text:span text:style-name="T23">);</text:span></text:p>
      <text:p text:style-name="P17"><text:tab/>}</text:p>
      <text:p text:style-name="P17">}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void</text:span><text:span text:style-name="T23"> printout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, std::</text:span><text:span text:style-name="T32">ostream</text:span><text:span text:style-name="T23">&amp; </text:span><text:span text:style-name="T28">os</text:span><text:span text:style-name="T23">) {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</text:span><text:span text:style-name="T32">has_dots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1">for</text:span><text:span text:style-name="T23"> (</text:span><text:span text:style-name="T31">auto</text:span><text:span text:style-name="T23"> dot : </text:span><text:span text:style-name="T28">object</text:span><text:span text:style-name="T23">.dots) {</text:span></text:p>
      <text:p text:style-name="P16"><text:span text:style-name="T23"><text:tab/><text:tab/><text:tab/></text:span><text:span text:style-name="T28">os</text:span><text:span text:style-name="T23"> &lt;&lt; dot &lt;&lt; </text:span><text:span text:style-name="T30">" "</text:span><text:span text:style-name="T23">;</text:span></text:p>
      <text:p text:style-name="P17"><text:tab/><text:tab/>}</text:p>
      <text:p text:style-name="P17"><text:tab/>}</text:p>
      <text:p text:style-name="P16"><text:span text:style-name="T23"><text:tab/></text:span><text:span text:style-name="T31">else</text:span><text:span text:style-name="T23"> </text:span><text:span text:style-name="T31">if</text:span><text:span text:style-name="T23"> </text:span><text:span text:style-name="T31">constexpr</text:span><text:span text:style-name="T23"> (</text:span><text:span text:style-name="T32">is_figurelike_tuple</text:span><text:span text:style-name="T23">&lt;</text:span><text:span text:style-name="T32">T</text:span><text:span text:style-name="T23">&gt;::value) {</text:span></text:p>
      <text:p text:style-name="P16"><text:span text:style-name="T23"><text:tab/><text:tab/>tuple_print&lt;0&gt;(</text:span><text:span text:style-name="T28">object</text:span><text:span text:style-name="T23">, </text:span><text:span text:style-name="T28">os</text:span><text:span text:style-name="T23">);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31">throw</text:span><text:span text:style-name="T23"> std::</text:span><text:span text:style-name="T32">logic_error</text:span><text:span text:style-name="T23">(</text:span><text:span text:style-name="T30">"ERROR! Perhaps tuple is incorrect"</text:span><text:span text:style-name="T23">);</text:span></text:p>
      <text:p text:style-name="P17"><text:tab/>}</text:p>
      <text:p text:style-name="P17">}</text:p>
      <text:p text:style-name="P17"/>
      <text:p text:style-name="P16"><text:span text:style-name="T31">template</text:span><text:span text:style-name="T23">&lt;</text:span><text:span text:style-name="T32">size_t</text:span><text:span text:style-name="T23"> Id, 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1">double</text:span><text:span text:style-name="T23">&gt; tuple_center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) {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Id &gt;= std::</text:span><text:span text:style-name="T32">tuple_size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1">return</text:span><text:span text:style-name="T23"> </text:span><text:span text:style-name="T32">point</text:span><text:span text:style-name="T23">&lt;</text:span><text:span text:style-name="T31">double</text:span><text:span text:style-name="T23">&gt; {0, 0};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32">point</text:span><text:span text:style-name="T23">&lt;</text:span><text:span text:style-name="T31">double</text:span><text:span text:style-name="T23">&gt; res = std::get&lt;Id&gt;(</text:span><text:span text:style-name="T28">object</text:span><text:span text:style-name="T23">);</text:span></text:p>
      <text:p text:style-name="P16"><text:span text:style-name="T23"><text:tab/><text:tab/></text:span><text:span text:style-name="T31">return</text:span><text:span text:style-name="T23"> res + tuple_center&lt;Id + 1&gt;(</text:span><text:span text:style-name="T28">object</text:span><text:span text:style-name="T23">);</text:span></text:p>
      <text:p text:style-name="P17"><text:tab/>}</text:p>
      <text:p text:style-name="P17">}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2">point</text:span><text:span text:style-name="T23">&lt;</text:span><text:span text:style-name="T31">double</text:span><text:span text:style-name="T23">&gt; center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) {</text:span></text:p>
      <text:p text:style-name="P16"><text:span text:style-name="T23"><text:tab/></text:span><text:span text:style-name="T32">point</text:span><text:span text:style-name="T23">&lt;</text:span><text:span text:style-name="T31">double</text:span><text:span text:style-name="T23">&gt; res{ 0.0, 0.0 };</text:span></text:p>
      <text:p text:style-name="P16"><text:soft-page-break/><text:span text:style-name="T23"><text:tab/></text:span><text:span text:style-name="T31">int</text:span><text:span text:style-name="T23"> i = 0;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</text:span><text:span text:style-name="T32">has_dots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1">for</text:span><text:span text:style-name="T23"> (</text:span><text:span text:style-name="T31">auto</text:span><text:span text:style-name="T23"> dot : </text:span><text:span text:style-name="T28">object</text:span><text:span text:style-name="T23">.dots) {</text:span></text:p>
      <text:p text:style-name="P17"><text:tab/><text:tab/><text:tab/>res += dot;</text:p>
      <text:p text:style-name="P17"><text:tab/><text:tab/><text:tab/>++i;</text:p>
      <text:p text:style-name="P17"><text:tab/><text:tab/>}</text:p>
      <text:p text:style-name="P16"><text:span text:style-name="T23"><text:tab/><text:tab/>res </text:span><text:span text:style-name="T33">/=</text:span><text:span text:style-name="T23"> i;</text:span></text:p>
      <text:p text:style-name="P16"><text:span text:style-name="T23"><text:tab/><text:tab/></text:span><text:span text:style-name="T31">return</text:span><text:span text:style-name="T23"> res;</text:span></text:p>
      <text:p text:style-name="P17"><text:tab/>}</text:p>
      <text:p text:style-name="P16"><text:span text:style-name="T23"><text:tab/></text:span><text:span text:style-name="T31">else</text:span><text:span text:style-name="T23"> </text:span><text:span text:style-name="T31">if</text:span><text:span text:style-name="T23"> </text:span><text:span text:style-name="T31">constexpr</text:span><text:span text:style-name="T23"> (</text:span><text:span text:style-name="T32">is_figurelike_tuple</text:span><text:span text:style-name="T23">&lt;</text:span><text:span text:style-name="T32">T</text:span><text:span text:style-name="T23">&gt;::value) {</text:span></text:p>
      <text:p text:style-name="P16"><text:span text:style-name="T23"><text:tab/><text:tab/>res = tuple_center&lt;0&gt;(</text:span><text:span text:style-name="T28">object</text:span><text:span text:style-name="T23">);</text:span></text:p>
      <text:p text:style-name="P16"><text:span text:style-name="T23"><text:tab/><text:tab/>res /= std::tuple_size_v&lt;</text:span><text:span text:style-name="T32">T</text:span><text:span text:style-name="T23">&gt;;</text:span></text:p>
      <text:p text:style-name="P16"><text:span text:style-name="T23"><text:tab/><text:tab/></text:span><text:span text:style-name="T31">return</text:span><text:span text:style-name="T23"> res;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31">throw</text:span><text:span text:style-name="T23"> std::</text:span><text:span text:style-name="T32">logic_error</text:span><text:span text:style-name="T23">(</text:span><text:span text:style-name="T30">"ERROR! Perhaps tuple is incorrect"</text:span><text:span text:style-name="T23">);</text:span></text:p>
      <text:p text:style-name="P17"><text:tab/>}</text:p>
      <text:p text:style-name="P17">}</text:p>
      <text:p text:style-name="P17"/>
      <text:p text:style-name="P16"><text:span text:style-name="T31">template</text:span><text:span text:style-name="T23">&lt;</text:span><text:span text:style-name="T32">size_t</text:span><text:span text:style-name="T23"> Id, 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double</text:span><text:span text:style-name="T23"> tuple_area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) {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Id &gt;= std::</text:span><text:span text:style-name="T32">tuple_size</text:span><text:span text:style-name="T23">&lt;</text:span><text:span text:style-name="T32">T</text:span><text:span text:style-name="T23">&gt;::value - 1) {</text:span></text:p>
      <text:p text:style-name="P16"><text:span text:style-name="T23"><text:tab/><text:tab/></text:span><text:span text:style-name="T31">return</text:span><text:span text:style-name="T23"> 0.0;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31">double</text:span><text:span text:style-name="T23"> res = (std::get&lt;Id&gt;(</text:span><text:span text:style-name="T28">object</text:span><text:span text:style-name="T23">).x * std::get&lt;Id + 1&gt;(</text:span><text:span text:style-name="T28">object</text:span><text:span text:style-name="T23">).y) -</text:span></text:p>
      <text:p text:style-name="P16"><text:span text:style-name="T23"><text:tab/><text:tab/><text:tab/>(std::get&lt;Id + 1&gt;(</text:span><text:span text:style-name="T28">object</text:span><text:span text:style-name="T23">).x * std::get&lt;Id&gt;(</text:span><text:span text:style-name="T28">object</text:span><text:span text:style-name="T23">).y);</text:span></text:p>
      <text:p text:style-name="P16"><text:span text:style-name="T23"><text:tab/><text:tab/></text:span><text:span text:style-name="T31">return</text:span><text:span text:style-name="T23"> res + tuple_area&lt;Id + 1&gt;(</text:span><text:span text:style-name="T28">object</text:span><text:span text:style-name="T23">);</text:span></text:p>
      <text:p text:style-name="P17"><text:tab/>}</text:p>
      <text:p text:style-name="P17">}</text:p>
      <text:p text:style-name="P17"/>
      <text:p text:style-name="P16"><text:span text:style-name="T31">template</text:span><text:span text:style-name="T23"> 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double</text:span><text:span text:style-name="T23"> area(</text:span><text:span text:style-name="T31">const</text:span><text:span text:style-name="T23"> </text:span><text:span text:style-name="T32">T</text:span><text:span text:style-name="T23">&amp; </text:span><text:span text:style-name="T28">object</text:span><text:span text:style-name="T23">) {</text:span></text:p>
      <text:p text:style-name="P16"><text:span text:style-name="T23"><text:tab/></text:span><text:span text:style-name="T31">double</text:span><text:span text:style-name="T23"> res = 0.0;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</text:span><text:span text:style-name="T32">has_dots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1">for</text:span><text:span text:style-name="T23"> (</text:span><text:span text:style-name="T31">int</text:span><text:span text:style-name="T23"> i = 0; i &lt; </text:span><text:span text:style-name="T28">object</text:span><text:span text:style-name="T23">.size - 1; ++i) {</text:span></text:p>
      <text:p text:style-name="P16"><text:span text:style-name="T23"><text:tab/><text:tab/><text:tab/>res += (</text:span><text:span text:style-name="T28">object</text:span><text:span text:style-name="T23">.dots[i].x * </text:span><text:span text:style-name="T28">object</text:span><text:span text:style-name="T23">.dots[i + 1].y) - (</text:span><text:span text:style-name="T28">object</text:span><text:span text:style-name="T23">.dots[i + 1].x * </text:span><text:span text:style-name="T28">object</text:span><text:span text:style-name="T23">.dots[i].y);</text:span></text:p>
      <text:p text:style-name="P17"><text:tab/><text:tab/>}</text:p>
      <text:p text:style-name="P16"><text:span text:style-name="T23"><text:tab/><text:tab/>res += (</text:span><text:span text:style-name="T28">object</text:span><text:span text:style-name="T23">.dots[</text:span><text:span text:style-name="T28">object</text:span><text:span text:style-name="T23">.size - 1].x * </text:span><text:span text:style-name="T28">object</text:span><text:span text:style-name="T23">.dots[0].y) - (</text:span><text:span text:style-name="T28">object</text:span><text:span text:style-name="T23">.dots[0].x * </text:span><text:span text:style-name="T28">object</text:span><text:span text:style-name="T23">.dots[</text:span><text:span text:style-name="T28">object</text:span><text:span text:style-name="T23">.size - 1].y);</text:span></text:p>
      <text:p text:style-name="P16"><text:span text:style-name="T23"><text:tab/><text:tab/></text:span><text:span text:style-name="T31">return</text:span><text:span text:style-name="T23"> std::abs(res) / 2;</text:span></text:p>
      <text:p text:style-name="P17"><text:tab/>}</text:p>
      <text:p text:style-name="P16"><text:span text:style-name="T23"><text:tab/></text:span><text:span text:style-name="T31">else</text:span><text:span text:style-name="T23"> </text:span><text:span text:style-name="T31">if</text:span><text:span text:style-name="T23"> </text:span><text:span text:style-name="T31">constexpr</text:span><text:span text:style-name="T23"> (</text:span><text:span text:style-name="T32">is_figurelike_tuple</text:span><text:span text:style-name="T23">&lt;</text:span><text:span text:style-name="T32">T</text:span><text:span text:style-name="T23">&gt;::value) {</text:span></text:p>
      <text:p text:style-name="P16"><text:span text:style-name="T23"><text:tab/><text:tab/>res = tuple_area&lt;0&gt;(</text:span><text:span text:style-name="T28">object</text:span><text:span text:style-name="T23">);</text:span></text:p>
      <text:p text:style-name="P16"><text:span text:style-name="T23"><text:tab/><text:tab/>res += (std::get&lt;std::</text:span><text:span text:style-name="T32">tuple_size</text:span><text:span text:style-name="T23">&lt;</text:span><text:span text:style-name="T32">T</text:span><text:span text:style-name="T23">&gt;::value - 1&gt;(</text:span><text:span text:style-name="T28">object</text:span><text:span text:style-name="T23">).x * std::get&lt;0&gt;(</text:span><text:span text:style-name="T28">object</text:span><text:span text:style-name="T23">).y) - (std::get&lt;0&gt;(</text:span><text:span text:style-name="T28">object</text:span><text:span text:style-name="T23">).x * std::get&lt;std::</text:span><text:span text:style-name="T32">tuple_size</text:span><text:span text:style-name="T23">&lt;</text:span><text:span text:style-name="T32">T</text:span><text:span text:style-name="T23">&gt;::value - 1&gt;(</text:span><text:span text:style-name="T28">object</text:span><text:span text:style-name="T23">).y);</text:span></text:p>
      <text:p text:style-name="P16"><text:span text:style-name="T23"><text:tab/><text:tab/></text:span><text:span text:style-name="T31">return</text:span><text:span text:style-name="T23"> std::abs(res) / 2;</text:span></text:p>
      <text:p text:style-name="P17"><text:tab/>}</text:p>
      <text:p text:style-name="P16"><text:span text:style-name="T23"><text:tab/></text:span><text:span text:style-name="T31">else</text:span><text:span text:style-name="T23"> {</text:span></text:p>
      <text:p text:style-name="P16"><text:span text:style-name="T23"><text:tab/><text:tab/></text:span><text:span text:style-name="T31">throw</text:span><text:span text:style-name="T23"> std::</text:span><text:span text:style-name="T32">logic_error</text:span><text:span text:style-name="T23">(</text:span><text:span text:style-name="T30">"ERROR! Perhaps tuple is incorrect"</text:span><text:span text:style-name="T23">);</text:span></text:p>
      <text:p text:style-name="P17"><text:tab/>}</text:p>
      <text:p text:style-name="P17">}</text:p>
      <text:p text:style-name="P17"/>
      <text:p text:style-name="P16"><text:span text:style-name="T28">#endif</text:span><text:span text:style-name="T23"> </text:span></text:p>
      <text:p text:style-name="P10"><text:span text:style-name="T25">figures.h</text:span></text:p>
      <text:p text:style-name="P11"><text:span text:style-name="T28">#ifndef</text:span><text:span text:style-name="T23"> OOP_EXERCISE_04_FIGURES_H</text:span></text:p>
      <text:p text:style-name="P16"><text:span text:style-name="T28">#define</text:span><text:span text:style-name="T23"> </text:span><text:span text:style-name="T29">OOP_EXERCISE_04_FIGURES_H</text:span></text:p>
      <text:p text:style-name="P17"/>
      <text:p text:style-name="P16"><text:span text:style-name="T31">template</text:span><text:span text:style-name="T23">&lt;</text:span><text:span text:style-name="T31">class</text:span><text:span text:style-name="T23"> </text:span><text:span text:style-name="T32">T</text:span><text:span text:style-name="T23">&gt;</text:span></text:p>
      <text:p text:style-name="P16"><text:span text:style-name="T31">void</text:span><text:span text:style-name="T23"> figures(std::</text:span><text:span text:style-name="T32">istream</text:span><text:span text:style-name="T23">&amp; </text:span><text:span text:style-name="T28">is</text:span><text:span text:style-name="T23">, std::</text:span><text:span text:style-name="T32">ostream</text:span><text:span text:style-name="T23">&amp; </text:span><text:span text:style-name="T28">os</text:span><text:span text:style-name="T23">) {</text:span></text:p>
      <text:p text:style-name="P16"><text:span text:style-name="T23"><text:tab/></text:span><text:span text:style-name="T31">if</text:span><text:span text:style-name="T23"> </text:span><text:span text:style-name="T31">constexpr</text:span><text:span text:style-name="T23"> (</text:span><text:span text:style-name="T32">has_dots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2">T</text:span><text:span text:style-name="T23"> object(</text:span><text:span text:style-name="T28">is</text:span><text:span text:style-name="T23">);</text:span></text:p>
      <text:p text:style-name="P16"><text:soft-page-break/><text:span text:style-name="T23"><text:tab/><text:tab/>printout(object, </text:span><text:span text:style-name="T28">os</text:span><text:span text:style-name="T23">);</text:span></text:p>
      <text:p text:style-name="P16"><text:span text:style-name="T23"><text:tab/><text:tab/></text:span><text:span text:style-name="T28">os</text:span><text:span text:style-name="T23"> </text:span><text:span text:style-name="T33">&lt;&lt;</text:span><text:span text:style-name="T23"> std::endl;</text:span></text:p>
      <text:p text:style-name="P16"><text:span text:style-name="T23"><text:tab/><text:tab/></text:span><text:span text:style-name="T28">os</text:span><text:span text:style-name="T23"> &lt;&lt; area(object) &lt;&lt; std::endl;</text:span></text:p>
      <text:p text:style-name="P16"><text:span text:style-name="T23"><text:tab/><text:tab/></text:span><text:span text:style-name="T28">os</text:span><text:span text:style-name="T23"> &lt;&lt; center(object) &lt;&lt; std::endl;</text:span></text:p>
      <text:p text:style-name="P17"><text:tab/>}</text:p>
      <text:p text:style-name="P16"><text:span text:style-name="T23"><text:tab/></text:span><text:span text:style-name="T31">else</text:span><text:span text:style-name="T23"> </text:span><text:span text:style-name="T31">if</text:span><text:span text:style-name="T23"> </text:span><text:span text:style-name="T31">constexpr</text:span><text:span text:style-name="T23"> (</text:span><text:span text:style-name="T32">is_figurelike_tuple</text:span><text:span text:style-name="T23">&lt;</text:span><text:span text:style-name="T32">T</text:span><text:span text:style-name="T23">&gt;::value) {</text:span></text:p>
      <text:p text:style-name="P16"><text:span text:style-name="T23"><text:tab/><text:tab/></text:span><text:span text:style-name="T32">size_t</text:span><text:span text:style-name="T23"> s;</text:span></text:p>
      <text:p text:style-name="P16"><text:span text:style-name="T23"><text:tab/><text:tab/></text:span><text:span text:style-name="T28">os</text:span><text:span text:style-name="T23"> </text:span><text:span text:style-name="T33">&lt;&lt;</text:span><text:span text:style-name="T23"> </text:span><text:span text:style-name="T30">"enter number of angles: "</text:span><text:span text:style-name="T23">;</text:span></text:p>
      <text:p text:style-name="P16"><text:span text:style-name="T23"><text:tab/><text:tab/></text:span><text:span text:style-name="T28">is</text:span><text:span text:style-name="T23"> </text:span><text:span text:style-name="T33">&gt;&gt;</text:span><text:span text:style-name="T23"> s;</text:span></text:p>
      <text:p text:style-name="P16"><text:span text:style-name="T23"><text:tab/><text:tab/></text:span><text:span text:style-name="T31">switch</text:span><text:span text:style-name="T23"> (s) {</text:span></text:p>
      <text:p text:style-name="P16"><text:span text:style-name="T23"><text:tab/><text:tab/></text:span><text:span text:style-name="T31">case</text:span><text:span text:style-name="T23"> 3: {</text:span></text:p>
      <text:p text:style-name="P16"><text:span text:style-name="T23"><text:tab/><text:tab/><text:tab/></text:span><text:span text:style-name="T32">point</text:span><text:span text:style-name="T23">&lt;</text:span><text:span text:style-name="T31">double</text:span><text:span text:style-name="T23">&gt; fig[3];</text:span></text:p>
      <text:p text:style-name="P16"><text:span text:style-name="T23"><text:tab/><text:tab/><text:tab/></text:span><text:span text:style-name="T31">for</text:span><text:span text:style-name="T23"> (</text:span><text:span text:style-name="T31">auto</text:span><text:span text:style-name="T23">&amp; i : fig) {</text:span></text:p>
      <text:p text:style-name="P16"><text:span text:style-name="T23"><text:tab/><text:tab/><text:tab/><text:tab/></text:span><text:span text:style-name="T28">is</text:span><text:span text:style-name="T23"> </text:span><text:span text:style-name="T33">&gt;&gt;</text:span><text:span text:style-name="T23"> i;</text:span></text:p>
      <text:p text:style-name="P17"><text:tab/><text:tab/><text:tab/>}</text:p>
      <text:p text:style-name="P16"><text:span text:style-name="T23"><text:tab/><text:tab/><text:tab/></text:span><text:span text:style-name="T31">auto</text:span><text:span text:style-name="T23"> [a, b, c] = fig;</text:span></text:p>
      <text:p text:style-name="P16"><text:span text:style-name="T23"><text:tab/><text:tab/><text:tab/></text:span><text:span text:style-name="T31">auto</text:span><text:span text:style-name="T23"> object = std::make_tuple(a, b, c);</text:span></text:p>
      <text:p text:style-name="P16"><text:span text:style-name="T23"><text:tab/><text:tab/><text:tab/>printout(object, </text:span><text:span text:style-name="T28">os</text:span><text:span text:style-name="T23">)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area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center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7"><text:tab/><text:tab/></text:p>
      <text:p text:style-name="P16"><text:span text:style-name="T23"><text:tab/><text:tab/></text:span><text:span text:style-name="T31">case</text:span><text:span text:style-name="T23"> 6: {</text:span></text:p>
      <text:p text:style-name="P16"><text:span text:style-name="T23"><text:tab/><text:tab/><text:tab/></text:span><text:span text:style-name="T32">point</text:span><text:span text:style-name="T23">&lt;</text:span><text:span text:style-name="T31">double</text:span><text:span text:style-name="T23">&gt; fig[6];</text:span></text:p>
      <text:p text:style-name="P16"><text:span text:style-name="T23"><text:tab/><text:tab/><text:tab/></text:span><text:span text:style-name="T31">for</text:span><text:span text:style-name="T23"> (</text:span><text:span text:style-name="T31">auto</text:span><text:span text:style-name="T23">&amp; i : fig) {</text:span></text:p>
      <text:p text:style-name="P16"><text:span text:style-name="T23"><text:tab/><text:tab/><text:tab/><text:tab/></text:span><text:span text:style-name="T28">is</text:span><text:span text:style-name="T23"> </text:span><text:span text:style-name="T33">&gt;&gt;</text:span><text:span text:style-name="T23"> i;</text:span></text:p>
      <text:p text:style-name="P17"><text:tab/><text:tab/><text:tab/>}</text:p>
      <text:p text:style-name="P16"><text:span text:style-name="T23"><text:tab/><text:tab/><text:tab/></text:span><text:span text:style-name="T31">auto</text:span><text:span text:style-name="T23"> [a, b, c, d, e, f] = fig;</text:span></text:p>
      <text:p text:style-name="P16"><text:span text:style-name="T23"><text:tab/><text:tab/><text:tab/></text:span><text:span text:style-name="T31">auto</text:span><text:span text:style-name="T23"> object = std::make_tuple(a, b, c, d, e, f);</text:span></text:p>
      <text:p text:style-name="P16"><text:span text:style-name="T23"><text:tab/><text:tab/><text:tab/>printout(object, </text:span><text:span text:style-name="T28">os</text:span><text:span text:style-name="T23">)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area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center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7"/>
      <text:p text:style-name="P16"><text:span text:style-name="T23"><text:tab/><text:tab/></text:span><text:span text:style-name="T31">case</text:span><text:span text:style-name="T23"> 8: {</text:span></text:p>
      <text:p text:style-name="P16"><text:span text:style-name="T23"><text:tab/><text:tab/><text:tab/></text:span><text:span text:style-name="T32">point</text:span><text:span text:style-name="T23">&lt;</text:span><text:span text:style-name="T31">double</text:span><text:span text:style-name="T23">&gt; fig[8];</text:span></text:p>
      <text:p text:style-name="P16"><text:span text:style-name="T23"><text:tab/><text:tab/><text:tab/></text:span><text:span text:style-name="T31">for</text:span><text:span text:style-name="T23"> (</text:span><text:span text:style-name="T31">auto</text:span><text:span text:style-name="T23">&amp; i : fig) {</text:span></text:p>
      <text:p text:style-name="P16"><text:span text:style-name="T23"><text:tab/><text:tab/><text:tab/><text:tab/></text:span><text:span text:style-name="T28">is</text:span><text:span text:style-name="T23"> </text:span><text:span text:style-name="T33">&gt;&gt;</text:span><text:span text:style-name="T23"> i;</text:span></text:p>
      <text:p text:style-name="P17"><text:tab/><text:tab/><text:tab/>}</text:p>
      <text:p text:style-name="P16"><text:span text:style-name="T23"><text:tab/><text:tab/><text:tab/></text:span><text:span text:style-name="T31">auto</text:span><text:span text:style-name="T23"> [a, b, c, d, e, f, g, h] = fig;</text:span></text:p>
      <text:p text:style-name="P16"><text:span text:style-name="T23"><text:tab/><text:tab/><text:tab/></text:span><text:span text:style-name="T31">auto</text:span><text:span text:style-name="T23"> object = std::make_tuple(a, b, c, d, e, f, g, h);</text:span></text:p>
      <text:p text:style-name="P16"><text:span text:style-name="T23"><text:tab/><text:tab/><text:tab/>printout(object, </text:span><text:span text:style-name="T28">os</text:span><text:span text:style-name="T23">)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area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28">os</text:span><text:span text:style-name="T23"> </text:span><text:span text:style-name="T33">&lt;&lt;</text:span><text:span text:style-name="T23"> center(object) </text:span><text:span text:style-name="T33">&lt;&lt;</text:span><text:span text:style-name="T23"> std::endl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6"><text:span text:style-name="T23"><text:tab/><text:tab/></text:span><text:span text:style-name="T31">default</text:span><text:span text:style-name="T23">:</text:span></text:p>
      <text:p text:style-name="P16"><text:span text:style-name="T23"><text:tab/><text:tab/><text:tab/></text:span><text:span text:style-name="T31">throw</text:span><text:span text:style-name="T23"> std::</text:span><text:span text:style-name="T32">logic_error</text:span><text:span text:style-name="T23">(</text:span><text:span text:style-name="T30">"incorrect number of angles, try 3, 4 or 8"</text:span><text:span text:style-name="T23">);</text:span></text:p>
      <text:p text:style-name="P17"/>
      <text:p text:style-name="P17"><text:tab/><text:tab/>}</text:p>
      <text:p text:style-name="P17"/>
      <text:p text:style-name="P17"/>
      <text:p text:style-name="P17"><text:tab/>}</text:p>
      <text:p text:style-name="P17"><text:tab/></text:p>
      <text:p text:style-name="P17">}</text:p>
      <text:p text:style-name="P17"/>
      <text:p text:style-name="P16"><text:span text:style-name="T28">#endif</text:span><text:span text:style-name="T23"> </text:span></text:p>
      <text:p text:style-name="P10">main.cpp</text:p>
      <text:p text:style-name="P11"><text:span text:style-name="T28">#include</text:span><text:span text:style-name="T23"> </text:span><text:span text:style-name="T30">&lt;iostream&gt;</text:span></text:p>
      <text:p text:style-name="P16"><text:soft-page-break/><text:span text:style-name="T28">#include</text:span><text:span text:style-name="T23"> </text:span><text:span text:style-name="T30">"templates.h"</text:span></text:p>
      <text:p text:style-name="P16"><text:span text:style-name="T28">#include</text:span><text:span text:style-name="T23"> </text:span><text:span text:style-name="T30">"point.h"</text:span></text:p>
      <text:p text:style-name="P16"><text:span text:style-name="T28">#include</text:span><text:span text:style-name="T23"> </text:span><text:span text:style-name="T30">"figures.h"</text:span></text:p>
      <text:p text:style-name="P17"/>
      <text:p text:style-name="P17"/>
      <text:p text:style-name="P16"><text:span text:style-name="T31">int</text:span><text:span text:style-name="T23"> main() {</text:span></text:p>
      <text:p text:style-name="P16"><text:span text:style-name="T23"><text:tab/></text:span><text:span text:style-name="T31">char</text:span><text:span text:style-name="T23"> option = </text:span><text:span text:style-name="T30">'0'</text:span><text:span text:style-name="T23">;</text:span></text:p>
      <text:p text:style-name="P16"><text:span text:style-name="T23"><text:tab/></text:span><text:span text:style-name="T31">while</text:span><text:span text:style-name="T23"> (option != </text:span><text:span text:style-name="T30">'q'</text:span><text:span text:style-name="T23">) {</text:span></text:p>
      <text:p text:style-name="P16"><text:span text:style-name="T23"><text:tab/><text:tab/>std::cout </text:span><text:span text:style-name="T33">&lt;&lt;</text:span><text:span text:style-name="T23"> </text:span><text:span text:style-name="T30">"choose option (m for menu, q to quit): "</text:span><text:span text:style-name="T23">;</text:span></text:p>
      <text:p text:style-name="P16"><text:span text:style-name="T23"><text:tab/><text:tab/>std::cin </text:span><text:span text:style-name="T33">&gt;&gt;</text:span><text:span text:style-name="T23"> option;</text:span></text:p>
      <text:p text:style-name="P16"><text:span text:style-name="T23"><text:tab/><text:tab/></text:span><text:span text:style-name="T31">switch</text:span><text:span text:style-name="T23"> (option) {</text:span></text:p>
      <text:p text:style-name="P16"><text:span text:style-name="T23"><text:tab/><text:tab/></text:span><text:span text:style-name="T31">default</text:span><text:span text:style-name="T23">:</text:span></text:p>
      <text:p text:style-name="P16"><text:span text:style-name="T23"><text:tab/><text:tab/><text:tab/>std::cout </text:span><text:span text:style-name="T33">&lt;&lt;</text:span><text:span text:style-name="T23"> </text:span><text:span text:style-name="T30">"no such option, try m for menu"</text:span><text:span text:style-name="T23"> </text:span><text:span text:style-name="T33">&lt;&lt;</text:span><text:span text:style-name="T23"> std::endl;</text:span></text:p>
      <text:p text:style-name="P16"><text:span text:style-name="T23"><text:tab/><text:tab/><text:tab/></text:span><text:span text:style-name="T31">break</text:span><text:span text:style-name="T23">;</text:span></text:p>
      <text:p text:style-name="P16"><text:span text:style-name="T23"><text:tab/><text:tab/></text:span><text:span text:style-name="T31">case</text:span><text:span text:style-name="T23"> </text:span><text:span text:style-name="T30">'q'</text:span><text:span text:style-name="T23">:</text:span></text:p>
      <text:p text:style-name="P16"><text:span text:style-name="T23"><text:tab/><text:tab/><text:tab/></text:span><text:span text:style-name="T31">break</text:span><text:span text:style-name="T23">;</text:span></text:p>
      <text:p text:style-name="P16"><text:span text:style-name="T23"><text:tab/><text:tab/></text:span><text:span text:style-name="T31">case</text:span><text:span text:style-name="T23"> </text:span><text:span text:style-name="T30">'m'</text:span><text:span text:style-name="T23">: {</text:span></text:p>
      <text:p text:style-name="P16"><text:span text:style-name="T23"><text:tab/><text:tab/><text:tab/>std::cout </text:span><text:span text:style-name="T33">&lt;&lt;</text:span><text:span text:style-name="T23"> </text:span><text:span text:style-name="T30">"1) triangle"</text:span><text:span text:style-name="T23"> </text:span><text:span text:style-name="T33">&lt;&lt;</text:span><text:span text:style-name="T23"> </text:span><text:span text:style-name="T30">'\n'</text:span></text:p>
      <text:p text:style-name="P16"><text:span text:style-name="T23"><text:tab/><text:tab/><text:tab/><text:tab/></text:span><text:span text:style-name="T33">&lt;&lt;</text:span><text:span text:style-name="T23"> </text:span><text:span text:style-name="T30">"2) hexagon"</text:span><text:span text:style-name="T23"> </text:span><text:span text:style-name="T33">&lt;&lt;</text:span><text:span text:style-name="T23"> </text:span><text:span text:style-name="T30">'\n'</text:span></text:p>
      <text:p text:style-name="P16"><text:span text:style-name="T23"><text:tab/><text:tab/><text:tab/><text:tab/></text:span><text:span text:style-name="T33">&lt;&lt;</text:span><text:span text:style-name="T23"> </text:span><text:span text:style-name="T30">"3) octagon"</text:span><text:span text:style-name="T23"> </text:span><text:span text:style-name="T33">&lt;&lt;</text:span><text:span text:style-name="T23"> </text:span><text:span text:style-name="T30">'\n'</text:span></text:p>
      <text:p text:style-name="P16"><text:span text:style-name="T23"><text:tab/><text:tab/><text:tab/><text:tab/></text:span><text:span text:style-name="T33">&lt;&lt;</text:span><text:span text:style-name="T23"> </text:span><text:span text:style-name="T30">"4) tuple"</text:span><text:span text:style-name="T23"> </text:span><text:span text:style-name="T33">&lt;&lt;</text:span><text:span text:style-name="T23"> std::endl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6"><text:span text:style-name="T23"><text:tab/><text:tab/></text:span><text:span text:style-name="T31">case</text:span><text:span text:style-name="T23"> </text:span><text:span text:style-name="T30">'1'</text:span><text:span text:style-name="T23">: {</text:span></text:p>
      <text:p text:style-name="P16"><text:span text:style-name="T23"><text:tab/><text:tab/><text:tab/>figures&lt;</text:span><text:span text:style-name="T32">Triangle</text:span><text:span text:style-name="T23">&lt;</text:span><text:span text:style-name="T31">double</text:span><text:span text:style-name="T23">&gt;&gt;(std::cin, std::cout)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6"><text:span text:style-name="T23"><text:tab/><text:tab/></text:span><text:span text:style-name="T31">case</text:span><text:span text:style-name="T23"> </text:span><text:span text:style-name="T30">'2'</text:span><text:span text:style-name="T23">: {</text:span></text:p>
      <text:p text:style-name="P16"><text:span text:style-name="T23"><text:tab/><text:tab/><text:tab/>figures&lt;</text:span><text:span text:style-name="T32">Hexagon</text:span><text:span text:style-name="T23">&lt;</text:span><text:span text:style-name="T31">double</text:span><text:span text:style-name="T23">&gt;&gt;(std::cin, std::cout)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6"><text:span text:style-name="T23"><text:tab/><text:tab/></text:span><text:span text:style-name="T31">case</text:span><text:span text:style-name="T23"> </text:span><text:span text:style-name="T30">'3'</text:span><text:span text:style-name="T23">: {</text:span></text:p>
      <text:p text:style-name="P16"><text:span text:style-name="T23"><text:tab/><text:tab/><text:tab/>figures&lt;</text:span><text:span text:style-name="T32">Octagon</text:span><text:span text:style-name="T23">&lt;</text:span><text:span text:style-name="T31">double</text:span><text:span text:style-name="T23">&gt;&gt;(std::cin, std::cout)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6"><text:span text:style-name="T23"><text:tab/><text:tab/></text:span><text:span text:style-name="T31">case</text:span><text:span text:style-name="T23"> </text:span><text:span text:style-name="T30">'4'</text:span><text:span text:style-name="T23">: {</text:span></text:p>
      <text:p text:style-name="P16"><text:span text:style-name="T23"><text:tab/><text:tab/><text:tab/>figures&lt;std::</text:span><text:span text:style-name="T32">tuple</text:span><text:span text:style-name="T23">&lt;</text:span><text:span text:style-name="T32">point</text:span><text:span text:style-name="T23">&lt;</text:span><text:span text:style-name="T31">double</text:span><text:span text:style-name="T23">&gt;&gt;&gt;(std::cin, std::cout);</text:span></text:p>
      <text:p text:style-name="P16"><text:span text:style-name="T23"><text:tab/><text:tab/><text:tab/></text:span><text:span text:style-name="T31">break</text:span><text:span text:style-name="T23">;</text:span></text:p>
      <text:p text:style-name="P17"><text:tab/><text:tab/>}</text:p>
      <text:p text:style-name="P17"/>
      <text:p text:style-name="P17"><text:tab/><text:tab/>}</text:p>
      <text:p text:style-name="P17"><text:tab/>}</text:p>
      <text:p text:style-name="P16"><text:span text:style-name="T23"><text:tab/></text:span><text:span text:style-name="T31">return</text:span><text:span text:style-name="T23"> 0;</text:span></text:p>
      <text:p text:style-name="P18"><text:span text:style-name="T25">}</text:span></text:p>
      <text:list xml:id="list37636183" text:continue-numbering="true" text:style-name="WWNum1">
        <text:list-item>
          <text:p text:style-name="P23"><text:span text:style-name="T8">Набор </text:span><text:span text:style-name="T5">testcases</text:span></text:p>
        </text:list-item>
      </text:list>
      <text:p text:style-name="P9"/>
      <text:p text:style-name="P14"><text:span text:style-name="T7">test</text:span><text:span text:style-name="T12">_01.</text:span><text:span text:style-name="T7">txt</text:span><text:span text:style-name="T2"> <text:s text:c="8"/><text:tab/><text:tab/><text:tab/><text:tab/><text:tab/><text:tab/> <text:tab/><text:tab/><text:tab/></text:span></text:p>
      <text:p text:style-name="P14"><text:span text:style-name="T2">1</text:span></text:p>
      <text:p text:style-name="P14"><text:span text:style-name="T2">1 1</text:span></text:p>
      <text:p text:style-name="P14"><text:span text:style-name="T2">1 1</text:span></text:p>
      <text:p text:style-name="P14"><text:span text:style-name="T2">1 1</text:span></text:p>
      <text:p text:style-name="P14"><text:span text:style-name="T2">2</text:span></text:p>
      <text:p text:style-name="P14"><text:span text:style-name="T2">1 1</text:span></text:p>
      <text:p text:style-name="P14"><text:span text:style-name="T2">1 1</text:span></text:p>
      <text:p text:style-name="P14"><text:span text:style-name="T2">1 2</text:span></text:p>
      <text:p text:style-name="P14"><text:span text:style-name="T2">1 1</text:span></text:p>
      <text:p text:style-name="P14"><text:span text:style-name="T2">1 1</text:span></text:p>
      <text:p text:style-name="P14"><text:span text:style-name="T2">1 1</text:span></text:p>
      <text:p text:style-name="P14"><text:soft-page-break/><text:span text:style-name="T2">3</text:span></text:p>
      <text:p text:style-name="P14"><text:span text:style-name="T2">1 1</text:span></text:p>
      <text:p text:style-name="P14"><text:span text:style-name="T2">1 2</text:span></text:p>
      <text:p text:style-name="P14"><text:span text:style-name="T2">1 2</text:span></text:p>
      <text:p text:style-name="P14"><text:span text:style-name="T2">1 1</text:span></text:p>
      <text:p text:style-name="P14"><text:span text:style-name="T2">1 1</text:span></text:p>
      <text:p text:style-name="P14"><text:span text:style-name="T2">1 1</text:span></text:p>
      <text:p text:style-name="P14"><text:span text:style-name="T2">1 2</text:span></text:p>
      <text:p text:style-name="P14"><text:span text:style-name="T2">1 1</text:span></text:p>
      <text:p text:style-name="P14"><text:span text:style-name="T2">4</text:span></text:p>
      <text:p text:style-name="P14"><text:span text:style-name="T2">3</text:span></text:p>
      <text:p text:style-name="P14"><text:span text:style-name="T2">2 2</text:span></text:p>
      <text:p text:style-name="P14"><text:span text:style-name="T2">1 0</text:span></text:p>
      <text:p text:style-name="P14"><text:span text:style-name="T2">0 0</text:span></text:p>
      <text:p text:style-name="P14"><text:span text:style-name="T2">q</text:span></text:p>
      <text:p text:style-name="P14"><text:span text:style-name="T7">test</text:span><text:span text:style-name="T12">_02.</text:span><text:span text:style-name="T7">txt</text:span><text:span text:style-name="T12"> <text:s text:c="4"/></text:span><text:span text:style-name="T2"><text:s text:c="4"/><text:tab/><text:tab/><text:tab/><text:tab/><text:tab/><text:tab/></text:span></text:p>
      <text:p text:style-name="P14"><text:span text:style-name="T4">4</text:span></text:p>
      <text:p text:style-name="P14"><text:span text:style-name="T4">6</text:span></text:p>
      <text:p text:style-name="P14"><text:span text:style-name="T4">1 1</text:span></text:p>
      <text:p text:style-name="P14"><text:span text:style-name="T4">2 2</text:span></text:p>
      <text:p text:style-name="P14"><text:span text:style-name="T4">3 3</text:span></text:p>
      <text:p text:style-name="P14"><text:span text:style-name="T4">4 4</text:span></text:p>
      <text:p text:style-name="P14"><text:span text:style-name="T4">5 5</text:span></text:p>
      <text:p text:style-name="P14"><text:span text:style-name="T4">6 6</text:span></text:p>
      <text:p text:style-name="P14"><text:span text:style-name="T4">q</text:span></text:p>
      <text:p text:style-name="P14"><text:span text:style-name="T4"/></text:p>
      <text:list xml:id="list37660095" text:continue-numbering="true" text:style-name="WWNum1">
        <text:list-item>
          <text:p text:style-name="P23"><text:span text:style-name="T8">Результаты выполнения тестов</text:span></text:p>
        </text:list-item>
      </text:list>
      <text:p text:style-name="P13">choose option (m for menu, q to quit): 1</text:p>
      <text:p text:style-name="P13">1 1</text:p>
      <text:p text:style-name="P13">1 1</text:p>
      <text:p text:style-name="P13">1 1</text:p>
      <text:p text:style-name="P13">(1 1) (1 1) (1 1)</text:p>
      <text:p text:style-name="P13">0</text:p>
      <text:p text:style-name="P13">(1 1)</text:p>
      <text:p text:style-name="P13">choose option (m for menu, q to quit): 2</text:p>
      <text:p text:style-name="P13">1 1</text:p>
      <text:p text:style-name="P13">1 1</text:p>
      <text:p text:style-name="P13">1 2</text:p>
      <text:p text:style-name="P13">1 1</text:p>
      <text:p text:style-name="P13">1 1</text:p>
      <text:p text:style-name="P13">1 1</text:p>
      <text:p text:style-name="P13">(1 1) (1 1) (1 2) (1 1) (1 1) (1 1)</text:p>
      <text:p text:style-name="P13">0</text:p>
      <text:p text:style-name="P13">(1 1.16667)</text:p>
      <text:p text:style-name="P13">choose option (m for menu, q to quit): 3</text:p>
      <text:p text:style-name="P13">1 1</text:p>
      <text:p text:style-name="P13">1 2</text:p>
      <text:p text:style-name="P13">1 2</text:p>
      <text:p text:style-name="P13"><text:soft-page-break/>1 1</text:p>
      <text:p text:style-name="P13">1 1</text:p>
      <text:p text:style-name="P13">1 1</text:p>
      <text:p text:style-name="P13">1 2</text:p>
      <text:p text:style-name="P13">1 1</text:p>
      <text:p text:style-name="P13">(1 1) (1 2) (1 2) (1 1) (1 1) (1 1) (1 2) (1 1)</text:p>
      <text:p text:style-name="P13">0</text:p>
      <text:p text:style-name="P13">(1 1.375)</text:p>
      <text:p text:style-name="P13">choose option (m for menu, q to quit): 4</text:p>
      <text:p text:style-name="P13">enter number of angles: 3</text:p>
      <text:p text:style-name="P13">2 2</text:p>
      <text:p text:style-name="P13">1 0</text:p>
      <text:p text:style-name="P13">0 0</text:p>
      <text:p text:style-name="P13">(2 2) (1 0) (0 0)</text:p>
      <text:p text:style-name="P13">1</text:p>
      <text:p text:style-name="P13">(1 0.666667)</text:p>
      <text:p text:style-name="P13">choose option (m for menu, q to quit): q</text:p>
      <text:p text:style-name="P13"/>
      <text:p text:style-name="P13">C:\Users\Андрей\source\repos\Lab41\Debug\Lab41.exe (процесс 9716) завершил работу с кодом 0.</text:p>
      <text:p text:style-name="P13">Чтобы автоматически закрывать консоль при остановке отладки, включите параметр "Сервис" -&gt;"Параметры" -&gt;"Отладка" -&gt; "Автоматически закрыть консоль при остановке отладки".</text:p>
      <text:p text:style-name="P13">Нажмите любую клавишу, чтобы закрыть это окно…</text:p>
      <text:p text:style-name="P14"><text:span text:style-name="T4"/></text:p>
      <text:p text:style-name="P21"><text:span text:style-name="T17">choose option (m for menu, q to quit): 4</text:span></text:p>
      <text:p text:style-name="P21"><text:span text:style-name="T17">enter number of angles: 6</text:span></text:p>
      <text:p text:style-name="P21"><text:span text:style-name="T17">1 1</text:span></text:p>
      <text:p text:style-name="P21"><text:span text:style-name="T17">2 2</text:span></text:p>
      <text:p text:style-name="P21"><text:span text:style-name="T17">3 3</text:span></text:p>
      <text:p text:style-name="P21"><text:span text:style-name="T17">4 4</text:span></text:p>
      <text:p text:style-name="P21"><text:span text:style-name="T17">5 5</text:span></text:p>
      <text:p text:style-name="P21"><text:span text:style-name="T17">6 6</text:span></text:p>
      <text:p text:style-name="P21"><text:span text:style-name="T17">(1 1) (2 2) (3 3) (4 4) (5 5) (6 6)</text:span></text:p>
      <text:p text:style-name="P21"><text:span text:style-name="T17">0</text:span></text:p>
      <text:p text:style-name="P21"><text:span text:style-name="T17">(3.5 3.5)</text:span></text:p>
      <text:p text:style-name="P21"><text:span text:style-name="T17">choose option (m for menu, q to quit): q</text:span></text:p>
      <text:p text:style-name="P14"><text:span text:style-name="T4"/></text:p>
      <text:p text:style-name="P21"><text:span text:style-name="T17">C:\Users\Андрей\source\repos\Lab41\Debug\Lab41.exe (процесс 9620) завершил работу с кодом 0.</text:span></text:p>
      <text:p text:style-name="P21"><text:span text:style-name="T17">Чтобы автоматически закрывать консоль при остановке отладки, включите параметр "Сервис" -&gt;"Параметры" -&gt;"Отладка" -&gt; "Автоматически закрыть консоль при остановке отладки".</text:span></text:p>
      <text:p text:style-name="P21"><text:span text:style-name="T17">Нажмите любую клавишу, чтобы закрыть это окно…</text:span></text:p>
      <text:p text:style-name="P8"/>
      <text:list xml:id="list37648580" text:continue-numbering="true" text:style-name="WWNum1">
        <text:list-item>
          <text:p text:style-name="P23"><text:span text:style-name="T16">В</text:span><text:span text:style-name="T8">ывод</text:span></text:p>
        </text:list-item>
      </text:list>
      <text:p text:style-name="P12"/>
      <text:p text:style-name="P21"><text:span text:style-name="T26">В данной лабораторной я получил навыки работы с <text:s/>шаблонами и </text:span><text:span text:style-name="T27">кортежами. </text:span><text:span text:style-name="T22">Во многих случаях удобно использование кортежи. Например, кортежи позволяют легко определять и работать с функциями, возвращающими одно или более значений.</text:span><text:span text:style-name="T34">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" svg:font-family="Helvetica, Arial, sans-serif"/>
    <style:font-face style:name="Lohit Devanagari" svg:font-family="'Lohit Devanagari'" style:font-family-generic="swiss"/>
    <style:font-face style:name="Liberation Mono" svg:font-family="'Liberation Mono'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iberation Serif" svg:font-family="'Liberation Serif'" style:font-family-generic="system" style:font-pitch="variable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ru" fo:country="RU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2" fo:widows="2" fo:hyphenation-ladder-count="no-limit" style:writing-mode="lr-tb"/>
      <style:text-properties fo:color="#000000" style:font-name="Times New Roman" fo:font-size="12pt" fo:language="ru" fo:country="RU" style:letter-kerning="true" style:font-name-asian="Times New Roman1" style:font-size-asian="12pt" style:language-asian="ar" style:country-asian="SA" style:font-name-complex="Liberation Serif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1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47cm" fo:line-height="115%"/>
    </style:style>
    <style:style style:name="List" style:family="paragraph" style:parent-style-name="Text_20_body" style:default-outline-level="" style:list-style-name="" style:class="list">
      <style:text-properties style:font-name-complex="Lohit Devanagari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Lohit Devanagari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text-align="center" style:justify-single-word="false" fo:keep-together="always" fo:keep-with-next="always"/>
      <style:text-properties fo:color="#000000" fo:font-size="16pt" style:font-name-asian="F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000000" style:font-name-asian="F" style:font-name-complex="F" style:font-size-complex="13pt"/>
    </style:style>
    <style:style style:name="caption" style:family="paragraph" style:parent-style-name="Standard" style:default-outline-level="" style:list-style-name="">
      <style:paragraph-properties fo:margin-top="0.212cm" fo:margin-bottom="0.212cm" text:number-lines="false" text:line-number="0"/>
      <style:text-properties fo:font-style="italic" style:font-style-asian="italic" style:font-name-complex="Lohit Devanagari1" style:font-style-complex="italic"/>
    </style:style>
    <style:style style:name="Table_20_Contents" style:display-name="Table Contents" style:family="paragraph" style:parent-style-name="Standard" style:default-outline-level="" style:list-style-name="" style:class="extra">
      <style:paragraph-properties text:number-lines="false" text:line-number="0"/>
    </style:style>
    <style:style style:name="ListNum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Bul2" style:family="paragraph" style:parent-style-name="Standard" style:default-outline-level="" style:list-style-name="">
      <style:paragraph-properties fo:margin-top="0cm" fo:margin-bottom="0.212cm" fo:text-align="justify" style:justify-single-word="false" fo:hyphenation-ladder-count="no-limit"/>
      <style:text-properties fo:color="#00000a" fo:font-size="10pt" style:letter-kerning="true" style:font-size-asian="10pt" style:language-asian="ru" style:country-asian="RU" style:font-name-complex="Times New Roman1" style:font-size-complex="10pt" style:language-complex="ar" style:country-complex="SA" fo:hyphenate="true" fo:hyphenation-remain-char-count="2" fo:hyphenation-push-char-count="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margin-top="0cm" fo:margin-bottom="0cm" fo:text-indent="0cm" style:auto-text-indent="false"/>
      <style:text-properties style:font-name-complex="Mangal" style:font-size-complex="10.5pt"/>
    </style:style>
    <style:style style:name="Frame_20_Contents" style:display-name="Frame Contents" style:family="paragraph" style:parent-style-name="Standard" style:default-outline-level="" style:list-style-name=""/>
    <style:style style:name="Preformatted_20_Text" style:display-name="Preformatted Text" style:family="paragraph" style:parent-style-name="Standard" style:default-outline-level="" style:list-style-name="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000000" style:font-name="Times New Roman" fo:font-size="16pt" style:font-name-asian="F" style:font-size-asian="16pt" style:font-name-complex="F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000000" style:font-name="Times New Roman" fo:font-size="14pt" style:font-name-asian="F" style:font-size-asian="14pt" style:font-name-complex="F" style:font-size-complex="13pt"/>
    </style:style>
    <style:style style:name="command" style:family="text">
      <style:text-properties fo:color="#ff0000" style:font-name="Courier New" style:font-name-complex="Courier New1"/>
    </style:style>
    <style:style style:name="kursiv" style:family="text">
      <style:text-properties fo:font-style="italic" style:font-style-asian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2" style:display-name="ListLabel 2" style:family="text">
      <style:text-properties style:font-name-asian="Times New Roman1"/>
    </style:style>
    <style:style style:name="ListLabel_20_3" style:display-name="ListLabel 3" style:family="text">
      <style:text-properties style:font-name-asian="Times New Roman1"/>
    </style:style>
    <style:style style:name="ListLabel_20_4" style:display-name="ListLabel 4" style:family="text">
      <style:text-properties style:font-name-asian="Times New Roman1"/>
    </style:style>
    <style:style style:name="ListLabel_20_5" style:display-name="ListLabel 5" style:family="text">
      <style:text-properties style:font-name-asian="Times New Roman1"/>
    </style:style>
    <style:style style:name="ListLabel_20_6" style:display-name="ListLabel 6" style:family="text">
      <style:text-properties style:font-name-asian="Times New Roman1"/>
    </style:style>
    <style:style style:name="ListLabel_20_7" style:display-name="ListLabel 7" style:family="text">
      <style:text-properties style:font-name-asian="Times New Roman1"/>
    </style:style>
    <style:style style:name="ListLabel_20_8" style:display-name="ListLabel 8" style:family="text">
      <style:text-properties style:font-name-asian="Times New Roman1"/>
    </style:style>
    <style:style style:name="ListLabel_20_9" style:display-name="ListLabel 9" style:family="text">
      <style:text-properties style:font-name-asian="Times New Roman1"/>
    </style:style>
    <style:style style:name="ListLabel_20_10" style:display-name="ListLabel 10" style:family="text">
      <style:text-properties style:font-name-complex="Courier New1"/>
    </style:style>
    <style:style style:name="ListLabel_20_11" style:display-name="ListLabel 11" style:family="text">
      <style:text-properties style:font-name-complex="Courier New1"/>
    </style:style>
    <style:style style:name="ListLabel_20_12" style:display-name="ListLabel 12" style:family="text">
      <style:text-properties style:font-name-complex="Courier New1"/>
    </style:style>
    <style:style style:name="ListLabel_20_13" style:display-name="ListLabel 13" style:family="text">
      <style:text-properties fo:color="#00000a" fo:font-size="8pt" style:font-size-asian="8pt" style:font-name-complex="Times New Roman1"/>
    </style:style>
    <style:style style:name="ListLabel_20_14" style:display-name="ListLabel 14" style:family="text">
      <style:text-properties style:font-name-complex="Courier New1"/>
    </style:style>
    <style:style style:name="ListLabel_20_15" style:display-name="ListLabel 15" style:family="text">
      <style:text-properties style:font-name-complex="Courier New1"/>
    </style:style>
    <style:style style:name="ListLabel_20_16" style:display-name="ListLabel 16" style:family="text">
      <style:text-properties style:font-name-complex="Courier New1"/>
    </style:style>
    <style:style style:name="ListLabel_20_17" style:display-name="ListLabel 17" style:family="text">
      <style:text-properties style:font-name-asian="F" style:font-name-complex="F"/>
    </style:style>
    <style:style style:name="ListLabel_20_18" style:display-name="ListLabel 18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9" style:display-name="ListLabel 19" style:family="text">
      <style:text-properties style:font-name-asian="Times New Roman1"/>
    </style:style>
    <style:style style:name="ListLabel_20_20" style:display-name="ListLabel 20" style:family="text">
      <style:text-properties style:font-name-asian="Times New Roman1"/>
    </style:style>
    <style:style style:name="ListLabel_20_21" style:display-name="ListLabel 21" style:family="text">
      <style:text-properties style:font-name-asian="Times New Roman1"/>
    </style:style>
    <style:style style:name="ListLabel_20_22" style:display-name="ListLabel 22" style:family="text">
      <style:text-properties style:font-name-asian="Times New Roman1"/>
    </style:style>
    <style:style style:name="ListLabel_20_23" style:display-name="ListLabel 23" style:family="text">
      <style:text-properties style:font-name-asian="Times New Roman1"/>
    </style:style>
    <style:style style:name="ListLabel_20_24" style:display-name="ListLabel 24" style:family="text">
      <style:text-properties style:font-name-asian="Times New Roman1"/>
    </style:style>
    <style:style style:name="ListLabel_20_25" style:display-name="ListLabel 25" style:family="text">
      <style:text-properties style:font-name-asian="Times New Roman1"/>
    </style:style>
    <style:style style:name="ListLabel_20_26" style:display-name="ListLabel 26" style:family="text">
      <style:text-properties style:font-name-asian="Times New Roman1"/>
    </style:style>
    <style:style style:name="ListLabel_20_27" style:display-name="ListLabel 27" style:family="text">
      <style:text-properties style:font-name-complex="Symbol"/>
    </style:style>
    <style:style style:name="ListLabel_20_28" style:display-name="ListLabel 28" style:family="text">
      <style:text-properties style:font-name-complex="Courier New1"/>
    </style:style>
    <style:style style:name="ListLabel_20_29" style:display-name="ListLabel 29" style:family="text">
      <style:text-properties style:font-name-complex="Wingdings"/>
    </style:style>
    <style:style style:name="ListLabel_20_30" style:display-name="ListLabel 30" style:family="text">
      <style:text-properties style:font-name-complex="Symbol"/>
    </style:style>
    <style:style style:name="ListLabel_20_31" style:display-name="ListLabel 31" style:family="text">
      <style:text-properties style:font-name-complex="Courier New1"/>
    </style:style>
    <style:style style:name="ListLabel_20_32" style:display-name="ListLabel 32" style:family="text">
      <style:text-properties style:font-name-complex="Wingdings"/>
    </style:style>
    <style:style style:name="ListLabel_20_33" style:display-name="ListLabel 33" style:family="text">
      <style:text-properties style:font-name-complex="Symbol"/>
    </style:style>
    <style:style style:name="ListLabel_20_34" style:display-name="ListLabel 34" style:family="text">
      <style:text-properties style:font-name-complex="Courier New1"/>
    </style:style>
    <style:style style:name="ListLabel_20_35" style:display-name="ListLabel 35" style:family="text">
      <style:text-properties style:font-name-complex="Wingdings"/>
    </style:style>
    <style:style style:name="ListLabel_20_36" style:display-name="ListLabel 36" style:family="text">
      <style:text-properties style:font-name-asian="F" style:font-name-complex="F"/>
    </style:style>
    <style:style style:name="ListLabel_20_37" style:display-name="ListLabel 37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38" style:display-name="ListLabel 38" style:family="text">
      <style:text-properties style:font-name-asian="Times New Roman1"/>
    </style:style>
    <style:style style:name="ListLabel_20_39" style:display-name="ListLabel 39" style:family="text">
      <style:text-properties style:font-name-asian="Times New Roman1"/>
    </style:style>
    <style:style style:name="ListLabel_20_40" style:display-name="ListLabel 40" style:family="text">
      <style:text-properties style:font-name-asian="Times New Roman1"/>
    </style:style>
    <style:style style:name="ListLabel_20_41" style:display-name="ListLabel 41" style:family="text">
      <style:text-properties style:font-name-asian="Times New Roman1"/>
    </style:style>
    <style:style style:name="ListLabel_20_42" style:display-name="ListLabel 42" style:family="text">
      <style:text-properties style:font-name-asian="Times New Roman1"/>
    </style:style>
    <style:style style:name="ListLabel_20_43" style:display-name="ListLabel 43" style:family="text">
      <style:text-properties style:font-name-asian="Times New Roman1"/>
    </style:style>
    <style:style style:name="ListLabel_20_44" style:display-name="ListLabel 44" style:family="text">
      <style:text-properties style:font-name-asian="Times New Roman1"/>
    </style:style>
    <style:style style:name="ListLabel_20_45" style:display-name="ListLabel 45" style:family="text">
      <style:text-properties style:font-name-asian="Times New Roman1"/>
    </style:style>
    <style:style style:name="ListLabel_20_46" style:display-name="ListLabel 46" style:family="text">
      <style:text-properties style:font-name-complex="Symbol"/>
    </style:style>
    <style:style style:name="ListLabel_20_47" style:display-name="ListLabel 47" style:family="text">
      <style:text-properties style:font-name-complex="Courier New1"/>
    </style:style>
    <style:style style:name="ListLabel_20_48" style:display-name="ListLabel 48" style:family="text">
      <style:text-properties style:font-name-complex="Wingdings"/>
    </style:style>
    <style:style style:name="ListLabel_20_49" style:display-name="ListLabel 49" style:family="text">
      <style:text-properties style:font-name-complex="Symbol"/>
    </style:style>
    <style:style style:name="ListLabel_20_50" style:display-name="ListLabel 50" style:family="text">
      <style:text-properties style:font-name-complex="Courier New1"/>
    </style:style>
    <style:style style:name="ListLabel_20_51" style:display-name="ListLabel 51" style:family="text">
      <style:text-properties style:font-name-complex="Wingdings"/>
    </style:style>
    <style:style style:name="ListLabel_20_52" style:display-name="ListLabel 52" style:family="text">
      <style:text-properties style:font-name-complex="Symbol"/>
    </style:style>
    <style:style style:name="ListLabel_20_53" style:display-name="ListLabel 53" style:family="text">
      <style:text-properties style:font-name-complex="Courier New1"/>
    </style:style>
    <style:style style:name="ListLabel_20_54" style:display-name="ListLabel 54" style:family="text">
      <style:text-properties style:font-name-complex="Wingdings"/>
    </style:style>
    <style:style style:name="ListLabel_20_55" style:display-name="ListLabel 55" style:family="text">
      <style:text-properties style:font-name-asian="F" style:font-name-complex="F"/>
    </style:style>
    <style:style style:name="ListLabel_20_56" style:display-name="ListLabel 56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57" style:display-name="ListLabel 57" style:family="text">
      <style:text-properties style:font-name-asian="Times New Roman1"/>
    </style:style>
    <style:style style:name="ListLabel_20_58" style:display-name="ListLabel 58" style:family="text">
      <style:text-properties style:font-name-asian="Times New Roman1"/>
    </style:style>
    <style:style style:name="ListLabel_20_59" style:display-name="ListLabel 59" style:family="text">
      <style:text-properties style:font-name-asian="Times New Roman1"/>
    </style:style>
    <style:style style:name="ListLabel_20_60" style:display-name="ListLabel 60" style:family="text">
      <style:text-properties style:font-name-asian="Times New Roman1"/>
    </style:style>
    <style:style style:name="ListLabel_20_61" style:display-name="ListLabel 61" style:family="text">
      <style:text-properties style:font-name-asian="Times New Roman1"/>
    </style:style>
    <style:style style:name="ListLabel_20_62" style:display-name="ListLabel 62" style:family="text">
      <style:text-properties style:font-name-asian="Times New Roman1"/>
    </style:style>
    <style:style style:name="ListLabel_20_63" style:display-name="ListLabel 63" style:family="text">
      <style:text-properties style:font-name-asian="Times New Roman1"/>
    </style:style>
    <style:style style:name="ListLabel_20_64" style:display-name="ListLabel 64" style:family="text">
      <style:text-properties style:font-name-asian="Times New Roman1"/>
    </style:style>
    <style:style style:name="ListLabel_20_65" style:display-name="ListLabel 65" style:family="text">
      <style:text-properties style:font-name-complex="Symbol"/>
    </style:style>
    <style:style style:name="ListLabel_20_66" style:display-name="ListLabel 66" style:family="text">
      <style:text-properties style:font-name-complex="Courier New1"/>
    </style:style>
    <style:style style:name="ListLabel_20_67" style:display-name="ListLabel 67" style:family="text">
      <style:text-properties style:font-name-complex="Wingdings"/>
    </style:style>
    <style:style style:name="ListLabel_20_68" style:display-name="ListLabel 68" style:family="text">
      <style:text-properties style:font-name-complex="Symbol"/>
    </style:style>
    <style:style style:name="ListLabel_20_69" style:display-name="ListLabel 69" style:family="text">
      <style:text-properties style:font-name-complex="Courier New1"/>
    </style:style>
    <style:style style:name="ListLabel_20_70" style:display-name="ListLabel 70" style:family="text">
      <style:text-properties style:font-name-complex="Wingdings"/>
    </style:style>
    <style:style style:name="ListLabel_20_71" style:display-name="ListLabel 71" style:family="text">
      <style:text-properties style:font-name-complex="Symbol"/>
    </style:style>
    <style:style style:name="ListLabel_20_72" style:display-name="ListLabel 72" style:family="text">
      <style:text-properties style:font-name-complex="Courier New1"/>
    </style:style>
    <style:style style:name="ListLabel_20_73" style:display-name="ListLabel 73" style:family="text">
      <style:text-properties style:font-name-complex="Wingdings"/>
    </style:style>
    <style:style style:name="ListLabel_20_74" style:display-name="ListLabel 74" style:family="text">
      <style:text-properties style:font-name-asian="F" style:font-name-complex="F"/>
    </style:style>
    <style:style style:name="ListLabel_20_75" style:display-name="ListLabel 75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76" style:display-name="ListLabel 76" style:family="text">
      <style:text-properties style:font-name-asian="Times New Roman1"/>
    </style:style>
    <style:style style:name="ListLabel_20_77" style:display-name="ListLabel 77" style:family="text">
      <style:text-properties style:font-name-asian="Times New Roman1"/>
    </style:style>
    <style:style style:name="ListLabel_20_78" style:display-name="ListLabel 78" style:family="text">
      <style:text-properties style:font-name-asian="Times New Roman1"/>
    </style:style>
    <style:style style:name="ListLabel_20_79" style:display-name="ListLabel 79" style:family="text">
      <style:text-properties style:font-name-asian="Times New Roman1"/>
    </style:style>
    <style:style style:name="ListLabel_20_80" style:display-name="ListLabel 80" style:family="text">
      <style:text-properties style:font-name-asian="Times New Roman1"/>
    </style:style>
    <style:style style:name="ListLabel_20_81" style:display-name="ListLabel 81" style:family="text">
      <style:text-properties style:font-name-asian="Times New Roman1"/>
    </style:style>
    <style:style style:name="ListLabel_20_82" style:display-name="ListLabel 82" style:family="text">
      <style:text-properties style:font-name-asian="Times New Roman1"/>
    </style:style>
    <style:style style:name="ListLabel_20_83" style:display-name="ListLabel 83" style:family="text">
      <style:text-properties style:font-name-asian="Times New Roman1"/>
    </style:style>
    <style:style style:name="ListLabel_20_84" style:display-name="ListLabel 84" style:family="text">
      <style:text-properties style:font-name-complex="Symbol"/>
    </style:style>
    <style:style style:name="ListLabel_20_85" style:display-name="ListLabel 85" style:family="text">
      <style:text-properties style:font-name-complex="Courier New1"/>
    </style:style>
    <style:style style:name="ListLabel_20_86" style:display-name="ListLabel 86" style:family="text">
      <style:text-properties style:font-name-complex="Wingdings"/>
    </style:style>
    <style:style style:name="ListLabel_20_87" style:display-name="ListLabel 87" style:family="text">
      <style:text-properties style:font-name-complex="Symbol"/>
    </style:style>
    <style:style style:name="ListLabel_20_88" style:display-name="ListLabel 88" style:family="text">
      <style:text-properties style:font-name-complex="Courier New1"/>
    </style:style>
    <style:style style:name="ListLabel_20_89" style:display-name="ListLabel 89" style:family="text">
      <style:text-properties style:font-name-complex="Wingdings"/>
    </style:style>
    <style:style style:name="ListLabel_20_90" style:display-name="ListLabel 90" style:family="text">
      <style:text-properties style:font-name-complex="Symbol"/>
    </style:style>
    <style:style style:name="ListLabel_20_91" style:display-name="ListLabel 91" style:family="text">
      <style:text-properties style:font-name-complex="Courier New1"/>
    </style:style>
    <style:style style:name="ListLabel_20_92" style:display-name="ListLabel 92" style:family="text">
      <style:text-properties style:font-name-complex="Wingdings"/>
    </style:style>
    <style:style style:name="ListLabel_20_93" style:display-name="ListLabel 93" style:family="text">
      <style:text-properties style:font-name-asian="F" style:font-name-complex="F"/>
    </style:style>
    <style:style style:name="ListLabel_20_94" style:display-name="ListLabel 94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95" style:display-name="ListLabel 95" style:family="text">
      <style:text-properties style:font-name-asian="Times New Roman1"/>
    </style:style>
    <style:style style:name="ListLabel_20_96" style:display-name="ListLabel 96" style:family="text">
      <style:text-properties style:font-name-asian="Times New Roman1"/>
    </style:style>
    <style:style style:name="ListLabel_20_97" style:display-name="ListLabel 97" style:family="text">
      <style:text-properties style:font-name-asian="Times New Roman1"/>
    </style:style>
    <style:style style:name="ListLabel_20_98" style:display-name="ListLabel 98" style:family="text">
      <style:text-properties style:font-name-asian="Times New Roman1"/>
    </style:style>
    <style:style style:name="ListLabel_20_99" style:display-name="ListLabel 99" style:family="text">
      <style:text-properties style:font-name-asian="Times New Roman1"/>
    </style:style>
    <style:style style:name="ListLabel_20_100" style:display-name="ListLabel 100" style:family="text">
      <style:text-properties style:font-name-asian="Times New Roman1"/>
    </style:style>
    <style:style style:name="ListLabel_20_101" style:display-name="ListLabel 101" style:family="text">
      <style:text-properties style:font-name-asian="Times New Roman1"/>
    </style:style>
    <style:style style:name="ListLabel_20_102" style:display-name="ListLabel 102" style:family="text">
      <style:text-properties style:font-name-asian="Times New Roman1"/>
    </style:style>
    <style:style style:name="ListLabel_20_103" style:display-name="ListLabel 103" style:family="text">
      <style:text-properties style:font-name-complex="Symbol"/>
    </style:style>
    <style:style style:name="ListLabel_20_104" style:display-name="ListLabel 104" style:family="text">
      <style:text-properties style:font-name-complex="Courier New1"/>
    </style:style>
    <style:style style:name="ListLabel_20_105" style:display-name="ListLabel 105" style:family="text">
      <style:text-properties style:font-name-complex="Wingdings"/>
    </style:style>
    <style:style style:name="ListLabel_20_106" style:display-name="ListLabel 106" style:family="text">
      <style:text-properties style:font-name-complex="Symbol"/>
    </style:style>
    <style:style style:name="ListLabel_20_107" style:display-name="ListLabel 107" style:family="text">
      <style:text-properties style:font-name-complex="Courier New1"/>
    </style:style>
    <style:style style:name="ListLabel_20_108" style:display-name="ListLabel 108" style:family="text">
      <style:text-properties style:font-name-complex="Wingdings"/>
    </style:style>
    <style:style style:name="ListLabel_20_109" style:display-name="ListLabel 109" style:family="text">
      <style:text-properties style:font-name-complex="Symbol"/>
    </style:style>
    <style:style style:name="ListLabel_20_110" style:display-name="ListLabel 110" style:family="text">
      <style:text-properties style:font-name-complex="Courier New1"/>
    </style:style>
    <style:style style:name="ListLabel_20_111" style:display-name="ListLabel 111" style:family="text">
      <style:text-properties style:font-name-complex="Wingdings"/>
    </style:style>
    <style:style style:name="ListLabel_20_112" style:display-name="ListLabel 112" style:family="text">
      <style:text-properties style:font-name-asian="F" style:font-name-complex="F"/>
    </style:style>
    <style:style style:name="ListLabel_20_113" style:display-name="ListLabel 113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14" style:display-name="ListLabel 114" style:family="text">
      <style:text-properties style:font-name-asian="Times New Roman1"/>
    </style:style>
    <style:style style:name="ListLabel_20_115" style:display-name="ListLabel 115" style:family="text">
      <style:text-properties style:font-name-asian="Times New Roman1"/>
    </style:style>
    <style:style style:name="ListLabel_20_116" style:display-name="ListLabel 116" style:family="text">
      <style:text-properties style:font-name-asian="Times New Roman1"/>
    </style:style>
    <style:style style:name="ListLabel_20_117" style:display-name="ListLabel 117" style:family="text">
      <style:text-properties style:font-name-asian="Times New Roman1"/>
    </style:style>
    <style:style style:name="ListLabel_20_118" style:display-name="ListLabel 118" style:family="text">
      <style:text-properties style:font-name-asian="Times New Roman1"/>
    </style:style>
    <style:style style:name="ListLabel_20_119" style:display-name="ListLabel 119" style:family="text">
      <style:text-properties style:font-name-asian="Times New Roman1"/>
    </style:style>
    <style:style style:name="ListLabel_20_120" style:display-name="ListLabel 120" style:family="text">
      <style:text-properties style:font-name-asian="Times New Roman1"/>
    </style:style>
    <style:style style:name="ListLabel_20_121" style:display-name="ListLabel 121" style:family="text">
      <style:text-properties style:font-name-asian="Times New Roman1"/>
    </style:style>
    <style:style style:name="ListLabel_20_122" style:display-name="ListLabel 122" style:family="text">
      <style:text-properties style:font-name-complex="Symbol"/>
    </style:style>
    <style:style style:name="ListLabel_20_123" style:display-name="ListLabel 123" style:family="text">
      <style:text-properties style:font-name-complex="Courier New1"/>
    </style:style>
    <style:style style:name="ListLabel_20_124" style:display-name="ListLabel 124" style:family="text">
      <style:text-properties style:font-name-complex="Wingdings"/>
    </style:style>
    <style:style style:name="ListLabel_20_125" style:display-name="ListLabel 125" style:family="text">
      <style:text-properties style:font-name-complex="Symbol"/>
    </style:style>
    <style:style style:name="ListLabel_20_126" style:display-name="ListLabel 126" style:family="text">
      <style:text-properties style:font-name-complex="Courier New1"/>
    </style:style>
    <style:style style:name="ListLabel_20_127" style:display-name="ListLabel 127" style:family="text">
      <style:text-properties style:font-name-complex="Wingdings"/>
    </style:style>
    <style:style style:name="ListLabel_20_128" style:display-name="ListLabel 128" style:family="text">
      <style:text-properties style:font-name-complex="Symbol"/>
    </style:style>
    <style:style style:name="ListLabel_20_129" style:display-name="ListLabel 129" style:family="text">
      <style:text-properties style:font-name-complex="Courier New1"/>
    </style:style>
    <style:style style:name="ListLabel_20_130" style:display-name="ListLabel 130" style:family="text">
      <style:text-properties style:font-name-complex="Wingdings"/>
    </style:style>
    <style:style style:name="ListLabel_20_131" style:display-name="ListLabel 131" style:family="text">
      <style:text-properties style:font-name-asian="F" style:font-name-complex="F"/>
    </style:style>
    <style:style style:name="ListLabel_20_132" style:display-name="ListLabel 132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33" style:display-name="ListLabel 133" style:family="text">
      <style:text-properties style:font-name-asian="Times New Roman1"/>
    </style:style>
    <style:style style:name="ListLabel_20_134" style:display-name="ListLabel 134" style:family="text">
      <style:text-properties style:font-name-asian="Times New Roman1"/>
    </style:style>
    <style:style style:name="ListLabel_20_135" style:display-name="ListLabel 135" style:family="text">
      <style:text-properties style:font-name-asian="Times New Roman1"/>
    </style:style>
    <style:style style:name="ListLabel_20_136" style:display-name="ListLabel 136" style:family="text">
      <style:text-properties style:font-name-asian="Times New Roman1"/>
    </style:style>
    <style:style style:name="ListLabel_20_137" style:display-name="ListLabel 137" style:family="text">
      <style:text-properties style:font-name-asian="Times New Roman1"/>
    </style:style>
    <style:style style:name="ListLabel_20_138" style:display-name="ListLabel 138" style:family="text">
      <style:text-properties style:font-name-asian="Times New Roman1"/>
    </style:style>
    <style:style style:name="ListLabel_20_139" style:display-name="ListLabel 139" style:family="text">
      <style:text-properties style:font-name-asian="Times New Roman1"/>
    </style:style>
    <style:style style:name="ListLabel_20_140" style:display-name="ListLabel 140" style:family="text">
      <style:text-properties style:font-name-asian="Times New Roman1"/>
    </style:style>
    <style:style style:name="ListLabel_20_141" style:display-name="ListLabel 141" style:family="text">
      <style:text-properties style:font-name-complex="Symbol"/>
    </style:style>
    <style:style style:name="ListLabel_20_142" style:display-name="ListLabel 142" style:family="text">
      <style:text-properties style:font-name-complex="Courier New1"/>
    </style:style>
    <style:style style:name="ListLabel_20_143" style:display-name="ListLabel 143" style:family="text">
      <style:text-properties style:font-name-complex="Wingdings"/>
    </style:style>
    <style:style style:name="ListLabel_20_144" style:display-name="ListLabel 144" style:family="text">
      <style:text-properties style:font-name-complex="Symbol"/>
    </style:style>
    <style:style style:name="ListLabel_20_145" style:display-name="ListLabel 145" style:family="text">
      <style:text-properties style:font-name-complex="Courier New1"/>
    </style:style>
    <style:style style:name="ListLabel_20_146" style:display-name="ListLabel 146" style:family="text">
      <style:text-properties style:font-name-complex="Wingdings"/>
    </style:style>
    <style:style style:name="ListLabel_20_147" style:display-name="ListLabel 147" style:family="text">
      <style:text-properties style:font-name-complex="Symbol"/>
    </style:style>
    <style:style style:name="ListLabel_20_148" style:display-name="ListLabel 148" style:family="text">
      <style:text-properties style:font-name-complex="Courier New1"/>
    </style:style>
    <style:style style:name="ListLabel_20_149" style:display-name="ListLabel 149" style:family="text">
      <style:text-properties style:font-name-complex="Wingdings"/>
    </style:style>
    <style:style style:name="ListLabel_20_150" style:display-name="ListLabel 150" style:family="text">
      <style:text-properties style:font-name-asian="F" style:font-name-complex="F"/>
    </style:style>
    <style:style style:name="ListLabel_20_151" style:display-name="ListLabel 15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52" style:display-name="ListLabel 152" style:family="text">
      <style:text-properties style:font-name-asian="Times New Roman1"/>
    </style:style>
    <style:style style:name="ListLabel_20_153" style:display-name="ListLabel 153" style:family="text">
      <style:text-properties style:font-name-asian="Times New Roman1"/>
    </style:style>
    <style:style style:name="ListLabel_20_154" style:display-name="ListLabel 154" style:family="text">
      <style:text-properties style:font-name-asian="Times New Roman1"/>
    </style:style>
    <style:style style:name="ListLabel_20_155" style:display-name="ListLabel 155" style:family="text">
      <style:text-properties style:font-name-asian="Times New Roman1"/>
    </style:style>
    <style:style style:name="ListLabel_20_156" style:display-name="ListLabel 156" style:family="text">
      <style:text-properties style:font-name-asian="Times New Roman1"/>
    </style:style>
    <style:style style:name="ListLabel_20_157" style:display-name="ListLabel 157" style:family="text">
      <style:text-properties style:font-name-asian="Times New Roman1"/>
    </style:style>
    <style:style style:name="ListLabel_20_158" style:display-name="ListLabel 158" style:family="text">
      <style:text-properties style:font-name-asian="Times New Roman1"/>
    </style:style>
    <style:style style:name="ListLabel_20_159" style:display-name="ListLabel 159" style:family="text">
      <style:text-properties style:font-name-asian="Times New Roman1"/>
    </style:style>
    <style:style style:name="ListLabel_20_160" style:display-name="ListLabel 160" style:family="text">
      <style:text-properties style:font-name="Times New Roman" fo:font-size="14pt" style:font-name-asian="F" style:font-size-asian="14pt" style:font-name-complex="F" style:font-size-complex="14pt"/>
    </style:style>
    <style:style style:name="ListLabel_20_161" style:display-name="ListLabel 161" style:family="text">
      <style:text-properties style:font-name="Times New Roman"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62" style:display-name="ListLabel 162" style:family="text">
      <style:text-properties style:font-name-asian="Times New Roman1"/>
    </style:style>
    <style:style style:name="ListLabel_20_163" style:display-name="ListLabel 163" style:family="text">
      <style:text-properties style:font-name-asian="Times New Roman1"/>
    </style:style>
    <style:style style:name="ListLabel_20_164" style:display-name="ListLabel 164" style:family="text">
      <style:text-properties style:font-name-asian="Times New Roman1"/>
    </style:style>
    <style:style style:name="ListLabel_20_165" style:display-name="ListLabel 165" style:family="text">
      <style:text-properties style:font-name-asian="Times New Roman1"/>
    </style:style>
    <style:style style:name="ListLabel_20_166" style:display-name="ListLabel 166" style:family="text">
      <style:text-properties style:font-name-asian="Times New Roman1"/>
    </style:style>
    <style:style style:name="ListLabel_20_167" style:display-name="ListLabel 167" style:family="text">
      <style:text-properties style:font-name-asian="Times New Roman1"/>
    </style:style>
    <style:style style:name="ListLabel_20_168" style:display-name="ListLabel 168" style:family="text">
      <style:text-properties style:font-name-asian="Times New Roman1"/>
    </style:style>
    <style:style style:name="ListLabel_20_169" style:display-name="ListLabel 169" style:family="text">
      <style:text-properties style:font-name-asian="Times New Roman1"/>
    </style:style>
    <style:style style:name="ListLabel_20_170" style:display-name="ListLabel 170" style:family="text">
      <style:text-properties fo:font-size="14pt" style:font-name-asian="F" style:font-size-asian="14pt" style:font-name-complex="F" style:font-size-complex="14pt"/>
    </style:style>
    <style:style style:name="ListLabel_20_171" style:display-name="ListLabel 171" style:family="text">
      <style:text-properties fo:font-size="10pt" fo:language="ru" fo:country="RU" fo:font-weight="bold" style:letter-kerning="true" style:font-name-asian="Times New Roman1" style:font-size-asian="10pt" style:language-asian="ar" style:country-asian="SA" style:font-weight-asian="bold" style:font-name-complex="Times New Roman1"/>
    </style:style>
    <style:style style:name="ListLabel_20_172" style:display-name="ListLabel 172" style:family="text">
      <style:text-properties style:font-name-asian="Times New Roman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7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2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2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2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2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2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2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0-14T15:10:00</meta:creation-date>
    <meta:initial-creator>Valera Anisimov</meta:initial-creator>
    <dc:language>en-US</dc:language>
    <dc:date>2019-12-29T17:44:05.39</dc:date>
    <meta:editing-cycles>25</meta:editing-cycles>
    <meta:editing-duration>PT38M34S</meta:editing-duration>
    <meta:generator>OpenOffice/4.1.5$Win32 OpenOffice.org_project/415m1$Build-9789</meta:generator>
    <dc:creator>Андрей Дубов</dc:creator>
    <meta:document-statistic meta:table-count="0" meta:image-count="0" meta:object-count="0" meta:page-count="9" meta:paragraph-count="419" meta:word-count="1406" meta:character-count="9003"/>
    <meta:user-defined meta:name="Company">SPecialiST RePack</meta:user-defined>
    <meta:template xlink:type="simple" xlink:actuate="onRequest" xlink:title="Normal" xlink:href=""/>
  </office:meta>
</office:document-meta>
</file>